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pt" svg:height="255.26pt" svg:x="480.7pt" svg:y="325.28pt">
            <draw:object draw:notify-on-update-of-ranges="Sheet1.W12:Sheet1.W42 Sheet1.I12:Sheet1.I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 calcext:value-type="string">
            <text:p>I </text:p>
          </table:table-cell>
          <table:table-cell office:value-type="string" calcext:value-type="string">
            <text:p>NiAs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I </text:p>
          </table:table-cell>
          <table:table-cell office:value-type="string" calcext:value-type="string">
            <text:p>NiAs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21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hfuji et al. (2007)</text:p>
          </table:table-cell>
          <table:table-cell/>
          <table:table-cell office:value-type="string" calcext:value-type="string">
            <text:p>(should be Z=4?)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IV</text:p>
          </table:table-cell>
          <table:table-cell office:value-type="string" calcext:value-type="string">
            <text:p>Ni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ukawa et al. (2004)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V</text:p>
          </table:table-cell>
          <table:table-cell office:value-type="string" calcext:value-type="string">
            <text:p>Ni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ukawa et al. (2004)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VI</text:p>
          </table:table-cell>
          <table:table-cell office:value-type="string" calcext:value-type="string">
            <text:p>Pn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hfuji et al. (2007)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Na</text:p>
          </table:table-cell>
          <table:table-cell table:style-name="ce1" office:value-type="float" office:value="6.0221409E+023" calcext:value-type="float">
            <text:p>6.02E+023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Atom</text:p>
          </table:table-cell>
          <table:table-cell table:style-name="ce1" table:formula="of:=1/1E+030" office:value-type="float" office:value="1E-030" calcext:value-type="float">
            <text:p>1.00E-030</text:p>
          </table:table-cell>
          <table:table-cell table:number-columns-repeated="22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MgO</text:p>
          </table:table-cell>
          <table:table-cell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Phase refin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err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 err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error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beta error</text:p>
          </table:table-cell>
          <table:table-cell office:value-type="string" calcext:value-type="string">
            <text:p>VFeS</text:p>
          </table:table-cell>
          <table:table-cell office:value-type="string" calcext:value-type="string">
            <text:p>V error</text:p>
          </table:table-cell>
          <table:table-cell office:value-type="string" calcext:value-type="string">
            <text:p>Z (fu/uc)</text:p>
          </table:table-cell>
          <table:table-cell office:value-type="string" calcext:value-type="string">
            <text:p>V FeS m^3/mol</text:p>
          </table:table-cell>
          <table:table-cell office:value-type="string" calcext:value-type="string">
            <text:p>V error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numbe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Å3/U.C.</text:p>
          </table:table-cell>
          <table:table-cell/>
          <table:table-cell office:value-type="string" calcext:value-type="string">
            <text:p>Å3/U.C.</text:p>
          </table:table-cell>
          <table:table-cell/>
          <table:table-cell office:value-type="string" calcext:value-type="string">
            <text:p>GPa</text:p>
          </table:table-cell>
          <table:table-cell table:number-columns-repeated="2"/>
          <table:table-cell office:value-type="string" calcext:value-type="string">
            <text:p>Å</text:p>
          </table:table-cell>
          <table:table-cell/>
          <table:table-cell office:value-type="string" calcext:value-type="string">
            <text:p>Å</text:p>
          </table:table-cell>
          <table:table-cell/>
          <table:table-cell office:value-type="string" calcext:value-type="string">
            <text:p>Å</text:p>
          </table:table-cell>
          <table:table-cell/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Å3/U.C.</text:p>
          </table:table-cell>
          <table:table-cell table:number-columns-repeated="5"/>
          <table:table-cell office:value-type="string" calcext:value-type="string">
            <text:p>Phase</text:p>
          </table:table-cell>
          <table:table-cell office:value-type="string" calcext:value-type="string">
            <text:p>P <text:s/>(GPa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V (cm^3/mol)</text:p>
          </table:table-cell>
          <table:table-cell office:value-type="string" calcext:value-type="string">
            <text:p>V err (cm^3/mol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CD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68.9" calcext:value-type="float">
            <text:p>68.9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4.878" calcext:value-type="float">
            <text:p>4.878</text:p>
          </table:table-cell>
          <table:table-cell office:value-type="float" office:value="18" calcext:value-type="float">
            <text:p>18</text:p>
          </table:table-cell>
          <table:table-cell office:value-type="float" office:value="3.0589" calcext:value-type="float">
            <text:p>3.0589</text:p>
          </table:table-cell>
          <table:table-cell office:value-type="float" office:value="11" calcext:value-type="float">
            <text:p>11</text:p>
          </table:table-cell>
          <table:table-cell office:value-type="float" office:value="5.1208" calcext:value-type="float">
            <text:p>5.120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6.41" calcext:value-type="float">
            <text:p>76.41</text:p>
          </table:table-cell>
          <table:table-cell office:value-type="float" office:value="0.03" calcext:value-type="float">
            <text:p>0.03</text:p>
          </table:table-cell>
          <table:table-cell table:formula="of:=IF([.K12]=&quot;VI&quot;;[.$M$6];IF([.K12]=&quot;IV&quot;; [.$M$4]; [.$M$3]))" office:value-type="float" office:value="4" calcext:value-type="float">
            <text:p>4</text:p>
          </table:table-cell>
          <table:table-cell table:formula="of:=[.T12]*[.$L$7]*[.$L$8]/[.$V12]" office:value-type="float" office:value="0.000011503794654225" calcext:value-type="float">
            <text:p>1.1503794654225E-005</text:p>
          </table:table-cell>
          <table:table-cell table:formula="of:=[.U12]*[.$L$7]*[.$L$8]/[.$V12]" office:value-type="float" office:value="0.000000004516605675" calcext:value-type="float">
            <text:p>4.516605675E-009</text:p>
          </table:table-cell>
          <table:table-cell/>
          <table:table-cell table:style-name="ce2" table:formula="of:=[.K12]" office:value-type="string" office:string-value="VI" calcext:value-type="string">
            <text:p>VI</text:p>
          </table:table-cell>
          <table:table-cell table:formula="of:=[.I12]" office:value-type="float" office:value="68.9" calcext:value-type="float">
            <text:p>68.9</text:p>
          </table:table-cell>
          <table:table-cell table:formula="of:=[.D12]" office:value-type="float" office:value="1300" calcext:value-type="float">
            <text:p>1300</text:p>
          </table:table-cell>
          <table:table-cell table:formula="of:=[.W12]*1000000" office:value-type="float" office:value="11.503794654225" calcext:value-type="float">
            <text:p>11.5037946542</text:p>
          </table:table-cell>
          <table:table-cell table:formula="of:=[.X12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CD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68.9" calcext:value-type="float">
            <text:p>68.9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4.936" calcext:value-type="float">
            <text:p>4.936</text:p>
          </table:table-cell>
          <table:table-cell office:value-type="float" office:value="17" calcext:value-type="float">
            <text:p>17</text:p>
          </table:table-cell>
          <table:table-cell office:value-type="float" office:value="3.0526" calcext:value-type="float">
            <text:p>3.0526</text:p>
          </table:table-cell>
          <table:table-cell office:value-type="float" office:value="6" calcext:value-type="float">
            <text:p>6</text:p>
          </table:table-cell>
          <table:table-cell office:value-type="float" office:value="5.1352" calcext:value-type="float">
            <text:p>5.135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7.37" calcext:value-type="float">
            <text:p>77.37</text:p>
          </table:table-cell>
          <table:table-cell office:value-type="float" office:value="0.03" calcext:value-type="float">
            <text:p>0.03</text:p>
          </table:table-cell>
          <table:table-cell table:formula="of:=IF([.K13]=&quot;VI&quot;;[.$M$6];IF([.K13]=&quot;IV&quot;; [.$M$4]; [.$M$3]))" office:value-type="float" office:value="4" calcext:value-type="float">
            <text:p>4</text:p>
          </table:table-cell>
          <table:table-cell table:formula="of:=[.T13]*[.$L$7]*[.$L$8]/[.$V13]" office:value-type="float" office:value="0.000011648326035825" calcext:value-type="float">
            <text:p>1.1648326035825E-005</text:p>
          </table:table-cell>
          <table:table-cell table:formula="of:=[.U13]*[.$L$7]*[.$L$8]/[.$V13]" office:value-type="float" office:value="0.000000004516605675" calcext:value-type="float">
            <text:p>4.516605675E-009</text:p>
          </table:table-cell>
          <table:table-cell/>
          <table:table-cell table:style-name="ce2" table:formula="of:=[.K13]" office:value-type="string" office:string-value="VI" calcext:value-type="string">
            <text:p>VI</text:p>
          </table:table-cell>
          <table:table-cell table:formula="of:=[.I13]" office:value-type="float" office:value="68.9" calcext:value-type="float">
            <text:p>68.9</text:p>
          </table:table-cell>
          <table:table-cell table:formula="of:=[.D13]" office:value-type="float" office:value="1800" calcext:value-type="float">
            <text:p>1800</text:p>
          </table:table-cell>
          <table:table-cell table:formula="of:=[.W13]*1000000" office:value-type="float" office:value="11.648326035825" calcext:value-type="float">
            <text:p>11.6483260358</text:p>
          </table:table-cell>
          <table:table-cell table:formula="of:=[.X13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57.804" calcext:value-type="float">
            <text:p>57.80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8.9" calcext:value-type="float">
            <text:p>68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I</text:p>
          </table:table-cell>
          <table:table-cell office:value-type="float" office:value="4.9207" calcext:value-type="float">
            <text:p>4.9207</text:p>
          </table:table-cell>
          <table:table-cell office:value-type="float" office:value="17" calcext:value-type="float">
            <text:p>17</text:p>
          </table:table-cell>
          <table:table-cell office:value-type="float" office:value="3.0583" calcext:value-type="float">
            <text:p>3.0583</text:p>
          </table:table-cell>
          <table:table-cell office:value-type="float" office:value="6" calcext:value-type="float">
            <text:p>6</text:p>
          </table:table-cell>
          <table:table-cell office:value-type="float" office:value="5.0972" calcext:value-type="float">
            <text:p>5.097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6.71" calcext:value-type="float">
            <text:p>76.71</text:p>
          </table:table-cell>
          <table:table-cell office:value-type="float" office:value="0.03" calcext:value-type="float">
            <text:p>0.03</text:p>
          </table:table-cell>
          <table:table-cell table:formula="of:=IF([.K14]=&quot;VI&quot;;[.$M$6];IF([.K14]=&quot;IV&quot;; [.$M$4]; [.$M$3]))" office:value-type="float" office:value="4" calcext:value-type="float">
            <text:p>4</text:p>
          </table:table-cell>
          <table:table-cell table:formula="of:=[.T14]*[.$L$7]*[.$L$8]/[.$V14]" office:value-type="float" office:value="0.000011548960710975" calcext:value-type="float">
            <text:p>0.000011549</text:p>
          </table:table-cell>
          <table:table-cell table:formula="of:=[.U14]*[.$L$7]*[.$L$8]/[.$V14]" office:value-type="float" office:value="0.000000004516605675" calcext:value-type="float">
            <text:p>4.516605675E-009</text:p>
          </table:table-cell>
          <table:table-cell/>
          <table:table-cell table:style-name="ce2" table:formula="of:=[.K14]" office:value-type="string" office:string-value="VI" calcext:value-type="string">
            <text:p>VI</text:p>
          </table:table-cell>
          <table:table-cell table:formula="of:=[.I14]" office:value-type="float" office:value="68.9" calcext:value-type="float">
            <text:p>68.9</text:p>
          </table:table-cell>
          <table:table-cell table:formula="of:=[.D14]" office:value-type="float" office:value="300" calcext:value-type="float">
            <text:p>300</text:p>
          </table:table-cell>
          <table:table-cell table:formula="of:=[.W14]*1000000" office:value-type="float" office:value="11.548960710975" calcext:value-type="float">
            <text:p>11.548960711</text:p>
          </table:table-cell>
          <table:table-cell table:formula="of:=[.X14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CD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84.8" calcext:value-type="float">
            <text:p>84.8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4.8533" calcext:value-type="float">
            <text:p>4.8533</text:p>
          </table:table-cell>
          <table:table-cell office:value-type="float" office:value="18" calcext:value-type="float">
            <text:p>18</text:p>
          </table:table-cell>
          <table:table-cell office:value-type="float" office:value="3.0332" calcext:value-type="float">
            <text:p>3.0332</text:p>
          </table:table-cell>
          <table:table-cell office:value-type="float" office:value="6" calcext:value-type="float">
            <text:p>6</text:p>
          </table:table-cell>
          <table:table-cell office:value-type="float" office:value="5.0608" calcext:value-type="float">
            <text:p>5.06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4.5" calcext:value-type="float">
            <text:p>74.5</text:p>
          </table:table-cell>
          <table:table-cell office:value-type="float" office:value="0.03" calcext:value-type="float">
            <text:p>0.03</text:p>
          </table:table-cell>
          <table:table-cell table:formula="of:=IF([.K15]=&quot;VI&quot;;[.$M$6];IF([.K15]=&quot;IV&quot;; [.$M$4]; [.$M$3]))" office:value-type="float" office:value="4" calcext:value-type="float">
            <text:p>4</text:p>
          </table:table-cell>
          <table:table-cell table:formula="of:=[.T15]*[.$L$7]*[.$L$8]/[.$V15]" office:value-type="float" office:value="0.00001121623742625" calcext:value-type="float">
            <text:p>1.121623742625E-005</text:p>
          </table:table-cell>
          <table:table-cell table:formula="of:=[.U15]*[.$L$7]*[.$L$8]/[.$V15]" office:value-type="float" office:value="0.000000004516605675" calcext:value-type="float">
            <text:p>4.516605675E-009</text:p>
          </table:table-cell>
          <table:table-cell/>
          <table:table-cell table:style-name="ce2" table:formula="of:=[.K15]" office:value-type="string" office:string-value="VI" calcext:value-type="string">
            <text:p>VI</text:p>
          </table:table-cell>
          <table:table-cell table:formula="of:=[.I15]" office:value-type="float" office:value="84.8" calcext:value-type="float">
            <text:p>84.8</text:p>
          </table:table-cell>
          <table:table-cell table:formula="of:=[.D15]" office:value-type="float" office:value="1300" calcext:value-type="float">
            <text:p>1300</text:p>
          </table:table-cell>
          <table:table-cell table:formula="of:=[.W15]*1000000" office:value-type="float" office:value="11.21623742625" calcext:value-type="float">
            <text:p>11.2162374263</text:p>
          </table:table-cell>
          <table:table-cell table:formula="of:=[.X15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CD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84.8" calcext:value-type="float">
            <text:p>84.8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4.8371" calcext:value-type="float">
            <text:p>4.8371</text:p>
          </table:table-cell>
          <table:table-cell office:value-type="float" office:value="17" calcext:value-type="float">
            <text:p>17</text:p>
          </table:table-cell>
          <table:table-cell office:value-type="float" office:value="3.0237" calcext:value-type="float">
            <text:p>3.0237</text:p>
          </table:table-cell>
          <table:table-cell office:value-type="float" office:value="6" calcext:value-type="float">
            <text:p>6</text:p>
          </table:table-cell>
          <table:table-cell office:value-type="float" office:value="5.0424" calcext:value-type="float">
            <text:p>5.0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.75" calcext:value-type="float">
            <text:p>73.75</text:p>
          </table:table-cell>
          <table:table-cell office:value-type="float" office:value="0.03" calcext:value-type="float">
            <text:p>0.03</text:p>
          </table:table-cell>
          <table:table-cell table:formula="of:=IF([.K16]=&quot;VI&quot;;[.$M$6];IF([.K16]=&quot;IV&quot;; [.$M$4]; [.$M$3]))" office:value-type="float" office:value="4" calcext:value-type="float">
            <text:p>4</text:p>
          </table:table-cell>
          <table:table-cell table:formula="of:=[.T16]*[.$L$7]*[.$L$8]/[.$V16]" office:value-type="float" office:value="0.000011103322284375" calcext:value-type="float">
            <text:p>1.1103322284375E-005</text:p>
          </table:table-cell>
          <table:table-cell table:formula="of:=[.U16]*[.$L$7]*[.$L$8]/[.$V16]" office:value-type="float" office:value="0.000000004516605675" calcext:value-type="float">
            <text:p>4.516605675E-009</text:p>
          </table:table-cell>
          <table:table-cell/>
          <table:table-cell table:style-name="ce2" table:formula="of:=[.K16]" office:value-type="string" office:string-value="VI" calcext:value-type="string">
            <text:p>VI</text:p>
          </table:table-cell>
          <table:table-cell table:formula="of:=[.I16]" office:value-type="float" office:value="84.8" calcext:value-type="float">
            <text:p>84.8</text:p>
          </table:table-cell>
          <table:table-cell table:formula="of:=[.D16]" office:value-type="float" office:value="1800" calcext:value-type="float">
            <text:p>1800</text:p>
          </table:table-cell>
          <table:table-cell table:formula="of:=[.W16]*1000000" office:value-type="float" office:value="11.103322284375" calcext:value-type="float">
            <text:p>11.1033222844</text:p>
          </table:table-cell>
          <table:table-cell table:formula="of:=[.X16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55.721" calcext:value-type="float">
            <text:p>55.7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84.8" calcext:value-type="float">
            <text:p>84.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I</text:p>
          </table:table-cell>
          <table:table-cell office:value-type="float" office:value="4.8322" calcext:value-type="float">
            <text:p>4.8322</text:p>
          </table:table-cell>
          <table:table-cell office:value-type="float" office:value="17" calcext:value-type="float">
            <text:p>17</text:p>
          </table:table-cell>
          <table:table-cell office:value-type="float" office:value="3.0321" calcext:value-type="float">
            <text:p>3.0321</text:p>
          </table:table-cell>
          <table:table-cell office:value-type="float" office:value="6" calcext:value-type="float">
            <text:p>6</text:p>
          </table:table-cell>
          <table:table-cell office:value-type="float" office:value="5.0209" calcext:value-type="float">
            <text:p>5.020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3.56" calcext:value-type="float">
            <text:p>73.56</text:p>
          </table:table-cell>
          <table:table-cell office:value-type="float" office:value="0.03" calcext:value-type="float">
            <text:p>0.03</text:p>
          </table:table-cell>
          <table:table-cell table:formula="of:=IF([.K17]=&quot;VI&quot;;[.$M$6];IF([.K17]=&quot;IV&quot;; [.$M$4]; [.$M$3]))" office:value-type="float" office:value="4" calcext:value-type="float">
            <text:p>4</text:p>
          </table:table-cell>
          <table:table-cell table:formula="of:=[.T17]*[.$L$7]*[.$L$8]/[.$V17]" office:value-type="float" office:value="0.0000110747171151" calcext:value-type="float">
            <text:p>1.10747171151E-005</text:p>
          </table:table-cell>
          <table:table-cell table:formula="of:=[.U17]*[.$L$7]*[.$L$8]/[.$V17]" office:value-type="float" office:value="0.000000004516605675" calcext:value-type="float">
            <text:p>4.516605675E-009</text:p>
          </table:table-cell>
          <table:table-cell/>
          <table:table-cell table:style-name="ce2" table:formula="of:=[.K17]" office:value-type="string" office:string-value="VI" calcext:value-type="string">
            <text:p>VI</text:p>
          </table:table-cell>
          <table:table-cell table:formula="of:=[.I17]" office:value-type="float" office:value="84.8" calcext:value-type="float">
            <text:p>84.8</text:p>
          </table:table-cell>
          <table:table-cell table:formula="of:=[.D17]" office:value-type="float" office:value="300" calcext:value-type="float">
            <text:p>300</text:p>
          </table:table-cell>
          <table:table-cell table:formula="of:=[.W17]*1000000" office:value-type="float" office:value="11.0747171151" calcext:value-type="float">
            <text:p>11.0747171151</text:p>
          </table:table-cell>
          <table:table-cell table:formula="of:=[.X17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CD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101.1" calcext:value-type="float">
            <text:p>101.1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4.8155" calcext:value-type="float">
            <text:p>4.8155</text:p>
          </table:table-cell>
          <table:table-cell office:value-type="float" office:value="17" calcext:value-type="float">
            <text:p>17</text:p>
          </table:table-cell>
          <table:table-cell office:value-type="float" office:value="2.9799" calcext:value-type="float">
            <text:p>2.9799</text:p>
          </table:table-cell>
          <table:table-cell office:value-type="float" office:value="6" calcext:value-type="float">
            <text:p>6</text:p>
          </table:table-cell>
          <table:table-cell office:value-type="float" office:value="4.9986" calcext:value-type="float">
            <text:p>4.998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.73" calcext:value-type="float">
            <text:p>71.73</text:p>
          </table:table-cell>
          <table:table-cell office:value-type="float" office:value="0.03" calcext:value-type="float">
            <text:p>0.03</text:p>
          </table:table-cell>
          <table:table-cell table:formula="of:=IF([.K18]=&quot;VI&quot;;[.$M$6];IF([.K18]=&quot;IV&quot;; [.$M$4]; [.$M$3]))" office:value-type="float" office:value="4" calcext:value-type="float">
            <text:p>4</text:p>
          </table:table-cell>
          <table:table-cell table:formula="of:=[.T18]*[.$L$7]*[.$L$8]/[.$V18]" office:value-type="float" office:value="0.000010799204168925" calcext:value-type="float">
            <text:p>1.0799204168925E-005</text:p>
          </table:table-cell>
          <table:table-cell table:formula="of:=[.U18]*[.$L$7]*[.$L$8]/[.$V18]" office:value-type="float" office:value="0.000000004516605675" calcext:value-type="float">
            <text:p>4.516605675E-009</text:p>
          </table:table-cell>
          <table:table-cell/>
          <table:table-cell table:style-name="ce2" table:formula="of:=[.K18]" office:value-type="string" office:string-value="VI" calcext:value-type="string">
            <text:p>VI</text:p>
          </table:table-cell>
          <table:table-cell table:formula="of:=[.I18]" office:value-type="float" office:value="101.1" calcext:value-type="float">
            <text:p>101.1</text:p>
          </table:table-cell>
          <table:table-cell table:formula="of:=[.D18]" office:value-type="float" office:value="1800" calcext:value-type="float">
            <text:p>1800</text:p>
          </table:table-cell>
          <table:table-cell table:formula="of:=[.W18]*1000000" office:value-type="float" office:value="10.799204168925" calcext:value-type="float">
            <text:p>10.7992041689</text:p>
          </table:table-cell>
          <table:table-cell table:formula="of:=[.X18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50.107" calcext:value-type="float">
            <text:p>50.107</text:p>
          </table:table-cell>
          <table:table-cell office:value-type="float" office:value="16" calcext:value-type="float">
            <text:p>16</text:p>
          </table:table-cell>
          <table:table-cell office:value-type="float" office:value="101.1" calcext:value-type="float">
            <text:p>101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VI</text:p>
          </table:table-cell>
          <table:table-cell office:value-type="float" office:value="4.7835" calcext:value-type="float">
            <text:p>4.7835</text:p>
          </table:table-cell>
          <table:table-cell office:value-type="float" office:value="16" calcext:value-type="float">
            <text:p>16</text:p>
          </table:table-cell>
          <table:table-cell office:value-type="float" office:value="2.9898" calcext:value-type="float">
            <text:p>2.9898</text:p>
          </table:table-cell>
          <table:table-cell office:value-type="float" office:value="6" calcext:value-type="float">
            <text:p>6</text:p>
          </table:table-cell>
          <table:table-cell office:value-type="float" office:value="4.9748" calcext:value-type="float">
            <text:p>4.9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.3" calcext:value-type="float">
            <text:p>71.3</text:p>
          </table:table-cell>
          <table:table-cell office:value-type="float" office:value="0.03" calcext:value-type="float">
            <text:p>0.03</text:p>
          </table:table-cell>
          <table:table-cell table:formula="of:=IF([.K19]=&quot;VI&quot;;[.$M$6];IF([.K19]=&quot;IV&quot;; [.$M$4]; [.$M$3]))" office:value-type="float" office:value="4" calcext:value-type="float">
            <text:p>4</text:p>
          </table:table-cell>
          <table:table-cell table:formula="of:=[.T19]*[.$L$7]*[.$L$8]/[.$V19]" office:value-type="float" office:value="0.00001073446615425" calcext:value-type="float">
            <text:p>1.073446615425E-005</text:p>
          </table:table-cell>
          <table:table-cell table:formula="of:=[.U19]*[.$L$7]*[.$L$8]/[.$V19]" office:value-type="float" office:value="0.000000004516605675" calcext:value-type="float">
            <text:p>4.516605675E-009</text:p>
          </table:table-cell>
          <table:table-cell/>
          <table:table-cell table:style-name="ce2" table:formula="of:=[.K19]" office:value-type="string" office:string-value="VI" calcext:value-type="string">
            <text:p>VI</text:p>
          </table:table-cell>
          <table:table-cell table:formula="of:=[.I19]" office:value-type="float" office:value="101.1" calcext:value-type="float">
            <text:p>101.1</text:p>
          </table:table-cell>
          <table:table-cell table:formula="of:=[.D19]" office:value-type="float" office:value="300" calcext:value-type="float">
            <text:p>300</text:p>
          </table:table-cell>
          <table:table-cell table:formula="of:=[.W19]*1000000" office:value-type="float" office:value="10.73446615425" calcext:value-type="float">
            <text:p>10.7344661543</text:p>
          </table:table-cell>
          <table:table-cell table:formula="of:=[.X19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CD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</text:p>
          </table:table-cell>
          <table:table-cell office:value-type="float" office:value="4.7723" calcext:value-type="float">
            <text:p>4.7723</text:p>
          </table:table-cell>
          <table:table-cell office:value-type="float" office:value="16" calcext:value-type="float">
            <text:p>16</text:p>
          </table:table-cell>
          <table:table-cell office:value-type="float" office:value="2.9629" calcext:value-type="float">
            <text:p>2.9629</text:p>
          </table:table-cell>
          <table:table-cell office:value-type="float" office:value="6" calcext:value-type="float">
            <text:p>6</text:p>
          </table:table-cell>
          <table:table-cell office:value-type="float" office:value="4.9515" calcext:value-type="float">
            <text:p>4.95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0.01" calcext:value-type="float">
            <text:p>70.01</text:p>
          </table:table-cell>
          <table:table-cell office:value-type="float" office:value="0.03" calcext:value-type="float">
            <text:p>0.03</text:p>
          </table:table-cell>
          <table:table-cell table:formula="of:=IF([.K20]=&quot;VI&quot;;[.$M$6];IF([.K20]=&quot;IV&quot;; [.$M$4]; [.$M$3]))" office:value-type="float" office:value="4" calcext:value-type="float">
            <text:p>4</text:p>
          </table:table-cell>
          <table:table-cell table:formula="of:=[.T20]*[.$L$7]*[.$L$8]/[.$V20]" office:value-type="float" office:value="0.000010540252110225" calcext:value-type="float">
            <text:p>1.0540252110225E-005</text:p>
          </table:table-cell>
          <table:table-cell table:formula="of:=[.U20]*[.$L$7]*[.$L$8]/[.$V20]" office:value-type="float" office:value="0.000000004516605675" calcext:value-type="float">
            <text:p>4.516605675E-009</text:p>
          </table:table-cell>
          <table:table-cell/>
          <table:table-cell table:style-name="ce2" table:formula="of:=[.K21]" office:value-type="string" office:string-value="VI" calcext:value-type="string">
            <text:p>VI</text:p>
          </table:table-cell>
          <table:table-cell table:formula="of:=[.I21]" office:value-type="float" office:value="70.3" calcext:value-type="float">
            <text:p>70.3</text:p>
          </table:table-cell>
          <table:table-cell table:formula="of:=[.D21]" office:value-type="float" office:value="300" calcext:value-type="float">
            <text:p>300</text:p>
          </table:table-cell>
          <table:table-cell table:formula="of:=[.W21]*1000000" office:value-type="float" office:value="11.47518948495" calcext:value-type="float">
            <text:p>11.475189485</text:p>
          </table:table-cell>
          <table:table-cell table:formula="of:=[.X21]*1000000" office:value-type="float" office:value="0.00301107045" calcext:value-type="float">
            <text:p>0.0030110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55.326" calcext:value-type="float">
            <text:p>55.326</text:p>
          </table:table-cell>
          <table:table-cell office:value-type="float" office:value="19" calcext:value-type="float">
            <text:p>19</text:p>
          </table:table-cell>
          <table:table-cell office:value-type="float" office:value="70.3" calcext:value-type="float">
            <text:p>70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I</text:p>
          </table:table-cell>
          <table:table-cell office:value-type="float" office:value="4.9029" calcext:value-type="float">
            <text:p>4.9029</text:p>
          </table:table-cell>
          <table:table-cell office:value-type="float" office:value="10" calcext:value-type="float">
            <text:p>10</text:p>
          </table:table-cell>
          <table:table-cell office:value-type="float" office:value="3.0559" calcext:value-type="float">
            <text:p>3.0559</text:p>
          </table:table-cell>
          <table:table-cell office:value-type="float" office:value="6" calcext:value-type="float">
            <text:p>6</text:p>
          </table:table-cell>
          <table:table-cell office:value-type="float" office:value="5.0873" calcext:value-type="float">
            <text:p>5.08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6.22" calcext:value-type="float">
            <text:p>76.22</text:p>
          </table:table-cell>
          <table:table-cell office:value-type="float" office:value="0.02" calcext:value-type="float">
            <text:p>0.02</text:p>
          </table:table-cell>
          <table:table-cell table:formula="of:=IF([.K21]=&quot;VI&quot;;[.$M$6];IF([.K21]=&quot;IV&quot;; [.$M$4]; [.$M$3]))" office:value-type="float" office:value="4" calcext:value-type="float">
            <text:p>4</text:p>
          </table:table-cell>
          <table:table-cell table:formula="of:=[.T21]*[.$L$7]*[.$L$8]/[.$V21]" office:value-type="float" office:value="0.00001147518948495" calcext:value-type="float">
            <text:p>1.147518948495E-005</text:p>
          </table:table-cell>
          <table:table-cell table:formula="of:=[.U21]*[.$L$7]*[.$L$8]/[.$V21]" office:value-type="float" office:value="0.00000000301107045" calcext:value-type="float">
            <text:p>0.000000003</text:p>
          </table:table-cell>
          <table:table-cell/>
          <table:table-cell table:style-name="ce2" table:formula="of:=[.K23]" office:value-type="string" office:string-value="III" calcext:value-type="string">
            <text:p>III</text:p>
          </table:table-cell>
          <table:table-cell table:formula="of:=[.I23]" office:value-type="float" office:value="13.9" calcext:value-type="float">
            <text:p>13.9</text:p>
          </table:table-cell>
          <table:table-cell table:formula="of:=[.D23]" office:value-type="float" office:value="300" calcext:value-type="float">
            <text:p>300</text:p>
          </table:table-cell>
          <table:table-cell table:formula="of:=[.W23]*1000000" office:value-type="float" office:value="14.121418565425" calcext:value-type="float">
            <text:p>14.1214185654</text:p>
          </table:table-cell>
          <table:table-cell table:formula="of:=[.X23]*1000000" office:value-type="float" office:value="0.0040147606" calcext:value-type="float">
            <text:p>0.00401476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&lt;1300</text:p>
          </table:table-cell>
          <table:table-cell table:number-columns-repeated="4"/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IV</text:p>
          </table:table-cell>
          <table:table-cell office:value-type="float" office:value="6.4947" calcext:value-type="float">
            <text:p>6.494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.3042" calcext:value-type="float">
            <text:p>5.304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3.76" calcext:value-type="float">
            <text:p>193.76</text:p>
          </table:table-cell>
          <table:table-cell office:value-type="float" office:value="0.07" calcext:value-type="float">
            <text:p>0.07</text:p>
          </table:table-cell>
          <table:table-cell table:formula="of:=IF([.K22]=&quot;VI&quot;;[.$M$6];IF([.K22]=&quot;IV&quot;; [.$M$4]; [.$M$3]))" office:value-type="float" office:value="8" calcext:value-type="float">
            <text:p>8</text:p>
          </table:table-cell>
          <table:table-cell table:formula="of:=[.T22]*[.$L$7]*[.$L$8]/[.$V22]" office:value-type="float" office:value="0.0000145856252598" calcext:value-type="float">
            <text:p>1.45856252598E-005</text:p>
          </table:table-cell>
          <table:table-cell table:formula="of:=[.U22]*[.$L$7]*[.$L$8]/[.$V22]" office:value-type="float" office:value="0.0000000052693732875" calcext:value-type="float">
            <text:p>5.2693732875E-009</text:p>
          </table:table-cell>
          <table:table-cell/>
          <table:table-cell table:style-name="ce2" table:formula="of:=[.K24]" office:value-type="string" office:string-value="IV" calcext:value-type="string">
            <text:p>IV</text:p>
          </table:table-cell>
          <table:table-cell table:formula="of:=[.I24]" office:value-type="float" office:value="19.2" calcext:value-type="float">
            <text:p>19.2</text:p>
          </table:table-cell>
          <table:table-cell table:formula="of:=[.D24]" office:value-type="float" office:value="1300" calcext:value-type="float">
            <text:p>1300</text:p>
          </table:table-cell>
          <table:table-cell table:formula="of:=[.W24]*1000000" office:value-type="float" office:value="13.9374923454375" calcext:value-type="float">
            <text:p>13.9374923454</text:p>
          </table:table-cell>
          <table:table-cell table:formula="of:=[.X24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81.653" calcext:value-type="float">
            <text:p>81.653</text:p>
          </table:table-cell>
          <table:table-cell office:value-type="float" office:value="30" calcext:value-type="float">
            <text:p>30</text:p>
          </table:table-cell>
          <table:table-cell office:value-type="float" office:value="13.9" calcext:value-type="float">
            <text:p>13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II</text:p>
          </table:table-cell>
          <table:table-cell office:value-type="float" office:value="6.3677" calcext:value-type="float">
            <text:p>6.3677</text:p>
          </table:table-cell>
          <table:table-cell office:value-type="float" office:value="17" calcext:value-type="float">
            <text:p>17</text:p>
          </table:table-cell>
          <table:table-cell office:value-type="float" office:value="5.5586" calcext:value-type="float">
            <text:p>5.5586</text:p>
          </table:table-cell>
          <table:table-cell office:value-type="float" office:value="13" calcext:value-type="float">
            <text:p>13</text:p>
          </table:table-cell>
          <table:table-cell office:value-type="float" office:value="7.9621" calcext:value-type="float">
            <text:p>7.9621</text:p>
          </table:table-cell>
          <table:table-cell office:value-type="float" office:value="14" calcext:value-type="float">
            <text:p>14</text:p>
          </table:table-cell>
          <table:table-cell office:value-type="float" office:value="93.19" calcext:value-type="float">
            <text:p>93.19</text:p>
          </table:table-cell>
          <table:table-cell office:value-type="float" office:value="3" calcext:value-type="float">
            <text:p>3</text:p>
          </table:table-cell>
          <table:table-cell office:value-type="float" office:value="281.39" calcext:value-type="float">
            <text:p>281.39</text:p>
          </table:table-cell>
          <table:table-cell office:value-type="float" office:value="0.08" calcext:value-type="float">
            <text:p>0.08</text:p>
          </table:table-cell>
          <table:table-cell table:formula="of:=IF([.K23]=&quot;VI&quot;;[.$M$6];IF([.K23]=&quot;IV&quot;; [.$M$4]; [.$M$3]))" office:value-type="float" office:value="12" calcext:value-type="float">
            <text:p>12</text:p>
          </table:table-cell>
          <table:table-cell table:formula="of:=[.T23]*[.$L$7]*[.$L$8]/[.$V23]" office:value-type="float" office:value="0.000014121418565425" calcext:value-type="float">
            <text:p>1.4121418565425E-005</text:p>
          </table:table-cell>
          <table:table-cell table:formula="of:=[.U23]*[.$L$7]*[.$L$8]/[.$V23]" office:value-type="float" office:value="0.0000000040147606" calcext:value-type="float">
            <text:p>0.000000004</text:p>
          </table:table-cell>
          <table:table-cell/>
          <table:table-cell table:style-name="ce2" table:formula="of:=[.K25]" office:value-type="string" office:string-value="III" calcext:value-type="string">
            <text:p>III</text:p>
          </table:table-cell>
          <table:table-cell table:formula="of:=[.I25]" office:value-type="float" office:value="19.2" calcext:value-type="float">
            <text:p>19.2</text:p>
          </table:table-cell>
          <table:table-cell table:formula="of:=[.D25]" office:value-type="float" office:value="300" calcext:value-type="float">
            <text:p>300</text:p>
          </table:table-cell>
          <table:table-cell table:formula="of:=[.W25]*1000000" office:value-type="float" office:value="13.676783828975" calcext:value-type="float">
            <text:p>13.676783829</text:p>
          </table:table-cell>
          <table:table-cell table:formula="of:=[.X25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CD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19.2" calcext:value-type="float">
            <text:p>19.2</text:p>
          </table:table-cell>
          <table:table-cell/>
          <table:table-cell office:value-type="string" calcext:value-type="string">
            <text:p>IV</text:p>
          </table:table-cell>
          <table:table-cell office:value-type="float" office:value="6.3932" calcext:value-type="float">
            <text:p>6.393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.2308" calcext:value-type="float">
            <text:p>5.230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85.15" calcext:value-type="float">
            <text:p>185.15</text:p>
          </table:table-cell>
          <table:table-cell office:value-type="float" office:value="0.06" calcext:value-type="float">
            <text:p>0.06</text:p>
          </table:table-cell>
          <table:table-cell table:formula="of:=IF([.K24]=&quot;VI&quot;;[.$M$6];IF([.K24]=&quot;IV&quot;; [.$M$4]; [.$M$3]))" office:value-type="float" office:value="8" calcext:value-type="float">
            <text:p>8</text:p>
          </table:table-cell>
          <table:table-cell table:formula="of:=[.T24]*[.$L$7]*[.$L$8]/[.$V24]" office:value-type="float" office:value="0.0000139374923454375" calcext:value-type="float">
            <text:p>1.39374923454375E-005</text:p>
          </table:table-cell>
          <table:table-cell table:formula="of:=[.U24]*[.$L$7]*[.$L$8]/[.$V24]" office:value-type="float" office:value="0.000000004516605675" calcext:value-type="float">
            <text:p>4.516605675E-009</text:p>
          </table:table-cell>
          <table:table-cell/>
          <table:table-cell table:style-name="ce2" table:formula="of:=[.K26]" office:value-type="string" office:string-value="VI" calcext:value-type="string">
            <text:p>VI</text:p>
          </table:table-cell>
          <table:table-cell table:formula="of:=[.I26]" office:value-type="float" office:value="23.1" calcext:value-type="float">
            <text:p>23.1</text:p>
          </table:table-cell>
          <table:table-cell table:formula="of:=[.D26]" office:value-type="float" office:value="1300" calcext:value-type="float">
            <text:p>1300</text:p>
          </table:table-cell>
          <table:table-cell table:formula="of:=[.W26]*1000000" office:value-type="float" office:value="13.587455405625" calcext:value-type="float">
            <text:p>13.5874554056</text:p>
          </table:table-cell>
          <table:table-cell table:formula="of:=[.X26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76.019" calcext:value-type="float">
            <text:p>76.019</text:p>
          </table:table-cell>
          <table:table-cell office:value-type="float" office:value="28" calcext:value-type="float">
            <text:p>28</text:p>
          </table:table-cell>
          <table:table-cell office:value-type="float" office:value="19.2" calcext:value-type="float">
            <text:p>19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II</text:p>
          </table:table-cell>
          <table:table-cell office:value-type="float" office:value="6.2983" calcext:value-type="float">
            <text:p>6.2983</text:p>
          </table:table-cell>
          <table:table-cell office:value-type="float" office:value="18" calcext:value-type="float">
            <text:p>18</text:p>
          </table:table-cell>
          <table:table-cell office:value-type="float" office:value="5.5001" calcext:value-type="float">
            <text:p>5.5001</text:p>
          </table:table-cell>
          <table:table-cell office:value-type="float" office:value="15" calcext:value-type="float">
            <text:p>15</text:p>
          </table:table-cell>
          <table:table-cell office:value-type="float" office:value="7.8778" calcext:value-type="float">
            <text:p>7.8778</text:p>
          </table:table-cell>
          <table:table-cell office:value-type="float" office:value="15" calcext:value-type="float">
            <text:p>15</text:p>
          </table:table-cell>
          <table:table-cell office:value-type="float" office:value="92.99" calcext:value-type="float">
            <text:p>92.99</text:p>
          </table:table-cell>
          <table:table-cell office:value-type="float" office:value="3" calcext:value-type="float">
            <text:p>3</text:p>
          </table:table-cell>
          <table:table-cell office:value-type="float" office:value="272.53" calcext:value-type="float">
            <text:p>272.53</text:p>
          </table:table-cell>
          <table:table-cell office:value-type="float" office:value="0.09" calcext:value-type="float">
            <text:p>0.09</text:p>
          </table:table-cell>
          <table:table-cell table:formula="of:=IF([.K25]=&quot;VI&quot;;[.$M$6];IF([.K25]=&quot;IV&quot;; [.$M$4]; [.$M$3]))" office:value-type="float" office:value="12" calcext:value-type="float">
            <text:p>12</text:p>
          </table:table-cell>
          <table:table-cell table:formula="of:=[.T25]*[.$L$7]*[.$L$8]/[.$V25]" office:value-type="float" office:value="0.000013676783828975" calcext:value-type="float">
            <text:p>1.3676783828975E-005</text:p>
          </table:table-cell>
          <table:table-cell table:formula="of:=[.U25]*[.$L$7]*[.$L$8]/[.$V25]" office:value-type="float" office:value="0.000000004516605675" calcext:value-type="float">
            <text:p>4.516605675E-009</text:p>
          </table:table-cell>
          <table:table-cell/>
          <table:table-cell table:style-name="ce2" table:formula="of:=[.K27]" office:value-type="string" office:string-value="III" calcext:value-type="string">
            <text:p>III</text:p>
          </table:table-cell>
          <table:table-cell table:formula="of:=[.I27]" office:value-type="float" office:value="23.1" calcext:value-type="float">
            <text:p>23.1</text:p>
          </table:table-cell>
          <table:table-cell table:formula="of:=[.D27]" office:value-type="float" office:value="300" calcext:value-type="float">
            <text:p>300</text:p>
          </table:table-cell>
          <table:table-cell table:formula="of:=[.W27]*1000000" office:value-type="float" office:value="13.4173299252" calcext:value-type="float">
            <text:p>13.4173299252</text:p>
          </table:table-cell>
          <table:table-cell table:formula="of:=[.X27]*1000000" office:value-type="float" office:value="0.003512915525" calcext:value-type="float">
            <text:p>0.0035129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CD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23.1" calcext:value-type="float">
            <text:p>23.1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5.1781" calcext:value-type="float">
            <text:p>5.1781</text:p>
          </table:table-cell>
          <table:table-cell office:value-type="float" office:value="13" calcext:value-type="float">
            <text:p>13</text:p>
          </table:table-cell>
          <table:table-cell office:value-type="float" office:value="3.1898" calcext:value-type="float">
            <text:p>3.1898</text:p>
          </table:table-cell>
          <table:table-cell office:value-type="float" office:value="7" calcext:value-type="float">
            <text:p>7</text:p>
          </table:table-cell>
          <table:table-cell office:value-type="float" office:value="5.4637" calcext:value-type="float">
            <text:p>5.463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0.25" calcext:value-type="float">
            <text:p>90.25</text:p>
          </table:table-cell>
          <table:table-cell office:value-type="float" office:value="0.03" calcext:value-type="float">
            <text:p>0.03</text:p>
          </table:table-cell>
          <table:table-cell table:formula="of:=IF([.K26]=&quot;VI&quot;;[.$M$6];IF([.K26]=&quot;IV&quot;; [.$M$4]; [.$M$3]))" office:value-type="float" office:value="4" calcext:value-type="float">
            <text:p>4</text:p>
          </table:table-cell>
          <table:table-cell table:formula="of:=[.T26]*[.$L$7]*[.$L$8]/[.$V26]" office:value-type="float" office:value="0.000013587455405625" calcext:value-type="float">
            <text:p>1.3587455405625E-005</text:p>
          </table:table-cell>
          <table:table-cell table:formula="of:=[.U26]*[.$L$7]*[.$L$8]/[.$V26]" office:value-type="float" office:value="0.000000004516605675" calcext:value-type="float">
            <text:p>4.516605675E-009</text:p>
          </table:table-cell>
          <table:table-cell/>
          <table:table-cell table:style-name="ce2" table:formula="of:=[.K28]" office:value-type="string" office:string-value="VI" calcext:value-type="string">
            <text:p>VI</text:p>
          </table:table-cell>
          <table:table-cell table:formula="of:=[.I28]" office:value-type="float" office:value="29.1" calcext:value-type="float">
            <text:p>29.1</text:p>
          </table:table-cell>
          <table:table-cell table:formula="of:=[.D28]" office:value-type="float" office:value="1300" calcext:value-type="float">
            <text:p>1300</text:p>
          </table:table-cell>
          <table:table-cell table:formula="of:=[.W28]*1000000" office:value-type="float" office:value="13.19752178235" calcext:value-type="float">
            <text:p>13.1975217824</text:p>
          </table:table-cell>
          <table:table-cell table:formula="of:=[.X28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72.902" calcext:value-type="float">
            <text:p>72.902</text:p>
          </table:table-cell>
          <table:table-cell office:value-type="float" office:value="26" calcext:value-type="float">
            <text:p>26</text:p>
          </table:table-cell>
          <table:table-cell office:value-type="float" office:value="23.1" calcext:value-type="float">
            <text:p>23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II</text:p>
          </table:table-cell>
          <table:table-cell office:value-type="float" office:value="6.2596" calcext:value-type="float">
            <text:p>6.2596</text:p>
          </table:table-cell>
          <table:table-cell office:value-type="float" office:value="17" calcext:value-type="float">
            <text:p>17</text:p>
          </table:table-cell>
          <table:table-cell office:value-type="float" office:value="5.4626" calcext:value-type="float">
            <text:p>5.4626</text:p>
          </table:table-cell>
          <table:table-cell office:value-type="float" office:value="13" calcext:value-type="float">
            <text:p>13</text:p>
          </table:table-cell>
          <table:table-cell office:value-type="float" office:value="7.8288" calcext:value-type="float">
            <text:p>7.8288</text:p>
          </table:table-cell>
          <table:table-cell office:value-type="float" office:value="13" calcext:value-type="float">
            <text:p>13</text:p>
          </table:table-cell>
          <table:table-cell office:value-type="float" office:value="92.88" calcext:value-type="float">
            <text:p>92.88</text:p>
          </table:table-cell>
          <table:table-cell office:value-type="float" office:value="2" calcext:value-type="float">
            <text:p>2</text:p>
          </table:table-cell>
          <table:table-cell office:value-type="float" office:value="267.36" calcext:value-type="float">
            <text:p>267.36</text:p>
          </table:table-cell>
          <table:table-cell office:value-type="float" office:value="0.07" calcext:value-type="float">
            <text:p>0.07</text:p>
          </table:table-cell>
          <table:table-cell table:formula="of:=IF([.K27]=&quot;VI&quot;;[.$M$6];IF([.K27]=&quot;IV&quot;; [.$M$4]; [.$M$3]))" office:value-type="float" office:value="12" calcext:value-type="float">
            <text:p>12</text:p>
          </table:table-cell>
          <table:table-cell table:formula="of:=[.T27]*[.$L$7]*[.$L$8]/[.$V27]" office:value-type="float" office:value="0.0000134173299252" calcext:value-type="float">
            <text:p>1.34173299252E-005</text:p>
          </table:table-cell>
          <table:table-cell table:formula="of:=[.U27]*[.$L$7]*[.$L$8]/[.$V27]" office:value-type="float" office:value="0.000000003512915525" calcext:value-type="float">
            <text:p>3.512915525E-009</text:p>
          </table:table-cell>
          <table:table-cell/>
          <table:table-cell table:style-name="ce2" table:formula="of:=[.K29]" office:value-type="string" office:string-value="III" calcext:value-type="string">
            <text:p>III</text:p>
          </table:table-cell>
          <table:table-cell table:formula="of:=[.I29]" office:value-type="float" office:value="29.1" calcext:value-type="float">
            <text:p>29.1</text:p>
          </table:table-cell>
          <table:table-cell table:formula="of:=[.D29]" office:value-type="float" office:value="300" calcext:value-type="float">
            <text:p>300</text:p>
          </table:table-cell>
          <table:table-cell table:formula="of:=[.W29]*1000000" office:value-type="float" office:value="13.076577119275" calcext:value-type="float">
            <text:p>13.0765771193</text:p>
          </table:table-cell>
          <table:table-cell table:formula="of:=[.X29]*1000000" office:value-type="float" office:value="0.0040147606" calcext:value-type="float">
            <text:p>0.0040147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CD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29.1" calcext:value-type="float">
            <text:p>29.1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5.1247" calcext:value-type="float">
            <text:p>5.1247</text:p>
          </table:table-cell>
          <table:table-cell office:value-type="float" office:value="11" calcext:value-type="float">
            <text:p>11</text:p>
          </table:table-cell>
          <table:table-cell office:value-type="float" office:value="3.1656" calcext:value-type="float">
            <text:p>3.1656</text:p>
          </table:table-cell>
          <table:table-cell office:value-type="float" office:value="7" calcext:value-type="float">
            <text:p>7</text:p>
          </table:table-cell>
          <table:table-cell office:value-type="float" office:value="5.4039" calcext:value-type="float">
            <text:p>5.40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7.66" calcext:value-type="float">
            <text:p>87.66</text:p>
          </table:table-cell>
          <table:table-cell office:value-type="float" office:value="0.03" calcext:value-type="float">
            <text:p>0.03</text:p>
          </table:table-cell>
          <table:table-cell table:formula="of:=IF([.K28]=&quot;VI&quot;;[.$M$6];IF([.K28]=&quot;IV&quot;; [.$M$4]; [.$M$3]))" office:value-type="float" office:value="4" calcext:value-type="float">
            <text:p>4</text:p>
          </table:table-cell>
          <table:table-cell table:formula="of:=[.T28]*[.$L$7]*[.$L$8]/[.$V28]" office:value-type="float" office:value="0.00001319752178235" calcext:value-type="float">
            <text:p>1.319752178235E-005</text:p>
          </table:table-cell>
          <table:table-cell table:formula="of:=[.U28]*[.$L$7]*[.$L$8]/[.$V28]" office:value-type="float" office:value="0.000000004516605675" calcext:value-type="float">
            <text:p>4.516605675E-009</text:p>
          </table:table-cell>
          <table:table-cell/>
          <table:table-cell table:style-name="ce2" table:formula="of:=[.K30]" office:value-type="string" office:string-value="VI" calcext:value-type="string">
            <text:p>VI</text:p>
          </table:table-cell>
          <table:table-cell table:formula="of:=[.I30]" office:value-type="float" office:value="33" calcext:value-type="float">
            <text:p>33</text:p>
          </table:table-cell>
          <table:table-cell table:formula="of:=[.D30]" office:value-type="float" office:value="1300" calcext:value-type="float">
            <text:p>1300</text:p>
          </table:table-cell>
          <table:table-cell table:formula="of:=[.W30]*1000000" office:value-type="float" office:value="13.009329879225" calcext:value-type="float">
            <text:p>13.0093298792</text:p>
          </table:table-cell>
          <table:table-cell table:formula="of:=[.X30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69.122" calcext:value-type="float">
            <text:p>69.122</text:p>
          </table:table-cell>
          <table:table-cell office:value-type="float" office:value="25" calcext:value-type="float">
            <text:p>25</text:p>
          </table:table-cell>
          <table:table-cell office:value-type="float" office:value="29.1" calcext:value-type="float">
            <text:p>29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II</text:p>
          </table:table-cell>
          <table:table-cell office:value-type="float" office:value="6.1997" calcext:value-type="float">
            <text:p>6.1997</text:p>
          </table:table-cell>
          <table:table-cell office:value-type="float" office:value="17" calcext:value-type="float">
            <text:p>17</text:p>
          </table:table-cell>
          <table:table-cell office:value-type="float" office:value="5.4235" calcext:value-type="float">
            <text:p>5.4235</text:p>
          </table:table-cell>
          <table:table-cell office:value-type="float" office:value="13" calcext:value-type="float">
            <text:p>13</text:p>
          </table:table-cell>
          <table:table-cell office:value-type="float" office:value="7.7592" calcext:value-type="float">
            <text:p>7.7592</text:p>
          </table:table-cell>
          <table:table-cell office:value-type="float" office:value="14" calcext:value-type="float">
            <text:p>14</text:p>
          </table:table-cell>
          <table:table-cell office:value-type="float" office:value="92.85" calcext:value-type="float">
            <text:p>92.85</text:p>
          </table:table-cell>
          <table:table-cell office:value-type="float" office:value="2" calcext:value-type="float">
            <text:p>2</text:p>
          </table:table-cell>
          <table:table-cell office:value-type="float" office:value="260.57" calcext:value-type="float">
            <text:p>260.57</text:p>
          </table:table-cell>
          <table:table-cell office:value-type="float" office:value="0.08" calcext:value-type="float">
            <text:p>0.08</text:p>
          </table:table-cell>
          <table:table-cell table:formula="of:=IF([.K29]=&quot;VI&quot;;[.$M$6];IF([.K29]=&quot;IV&quot;; [.$M$4]; [.$M$3]))" office:value-type="float" office:value="12" calcext:value-type="float">
            <text:p>12</text:p>
          </table:table-cell>
          <table:table-cell table:formula="of:=[.T29]*[.$L$7]*[.$L$8]/[.$V29]" office:value-type="float" office:value="0.000013076577119275" calcext:value-type="float">
            <text:p>1.3076577119275E-005</text:p>
          </table:table-cell>
          <table:table-cell table:formula="of:=[.U29]*[.$L$7]*[.$L$8]/[.$V29]" office:value-type="float" office:value="0.0000000040147606" calcext:value-type="float">
            <text:p>0.000000004</text:p>
          </table:table-cell>
          <table:table-cell/>
          <table:table-cell table:style-name="ce2" table:formula="of:=[.K31]" office:value-type="string" office:string-value="III" calcext:value-type="string">
            <text:p>III</text:p>
          </table:table-cell>
          <table:table-cell table:formula="of:=[.I31]" office:value-type="float" office:value="33" calcext:value-type="float">
            <text:p>33</text:p>
          </table:table-cell>
          <table:table-cell table:formula="of:=[.D31]" office:value-type="float" office:value="300" calcext:value-type="float">
            <text:p>300</text:p>
          </table:table-cell>
          <table:table-cell table:formula="of:=[.W31]*1000000" office:value-type="float" office:value="12.86831141315" calcext:value-type="float">
            <text:p>12.8683114132</text:p>
          </table:table-cell>
          <table:table-cell table:formula="of:=[.X31]*1000000" office:value-type="float" office:value="0.003512915525" calcext:value-type="float">
            <text:p>0.0035129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D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5.1174" calcext:value-type="float">
            <text:p>5.1174</text:p>
          </table:table-cell>
          <table:table-cell office:value-type="float" office:value="11" calcext:value-type="float">
            <text:p>11</text:p>
          </table:table-cell>
          <table:table-cell office:value-type="float" office:value="3.1441" calcext:value-type="float">
            <text:p>3.1441</text:p>
          </table:table-cell>
          <table:table-cell office:value-type="float" office:value="6" calcext:value-type="float">
            <text:p>6</text:p>
          </table:table-cell>
          <table:table-cell office:value-type="float" office:value="5.3705" calcext:value-type="float">
            <text:p>5.370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6.41" calcext:value-type="float">
            <text:p>86.41</text:p>
          </table:table-cell>
          <table:table-cell office:value-type="float" office:value="0.03" calcext:value-type="float">
            <text:p>0.03</text:p>
          </table:table-cell>
          <table:table-cell table:formula="of:=IF([.K30]=&quot;VI&quot;;[.$M$6];IF([.K30]=&quot;IV&quot;; [.$M$4]; [.$M$3]))" office:value-type="float" office:value="4" calcext:value-type="float">
            <text:p>4</text:p>
          </table:table-cell>
          <table:table-cell table:formula="of:=[.T30]*[.$L$7]*[.$L$8]/[.$V30]" office:value-type="float" office:value="0.000013009329879225" calcext:value-type="float">
            <text:p>1.3009329879225E-005</text:p>
          </table:table-cell>
          <table:table-cell table:formula="of:=[.U30]*[.$L$7]*[.$L$8]/[.$V30]" office:value-type="float" office:value="0.000000004516605675" calcext:value-type="float">
            <text:p>4.516605675E-009</text:p>
          </table:table-cell>
          <table:table-cell/>
          <table:table-cell table:style-name="ce2" table:formula="of:=[.K32]" office:value-type="string" office:string-value="VI" calcext:value-type="string">
            <text:p>VI</text:p>
          </table:table-cell>
          <table:table-cell table:formula="of:=[.I32]" office:value-type="float" office:value="39" calcext:value-type="float">
            <text:p>39</text:p>
          </table:table-cell>
          <table:table-cell table:formula="of:=[.D32]" office:value-type="float" office:value="1100" calcext:value-type="float">
            <text:p>1100</text:p>
          </table:table-cell>
          <table:table-cell table:formula="of:=[.W32]*1000000" office:value-type="float" office:value="12.51099771975" calcext:value-type="float">
            <text:p>12.5109977198</text:p>
          </table:table-cell>
          <table:table-cell table:formula="of:=[.X32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67.048" calcext:value-type="float">
            <text:p>67.04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II</text:p>
          </table:table-cell>
          <table:table-cell office:value-type="float" office:value="6.1726" calcext:value-type="float">
            <text:p>6.1726</text:p>
          </table:table-cell>
          <table:table-cell office:value-type="float" office:value="16" calcext:value-type="float">
            <text:p>16</text:p>
          </table:table-cell>
          <table:table-cell office:value-type="float" office:value="5.389" calcext:value-type="float">
            <text:p>5.389</text:p>
          </table:table-cell>
          <table:table-cell office:value-type="float" office:value="13" calcext:value-type="float">
            <text:p>13</text:p>
          </table:table-cell>
          <table:table-cell office:value-type="float" office:value="7.718" calcext:value-type="float">
            <text:p>7.718</text:p>
          </table:table-cell>
          <table:table-cell office:value-type="float" office:value="14" calcext:value-type="float">
            <text:p>14</text:p>
          </table:table-cell>
          <table:table-cell office:value-type="float" office:value="92.82" calcext:value-type="float">
            <text:p>92.82</text:p>
          </table:table-cell>
          <table:table-cell office:value-type="float" office:value="2" calcext:value-type="float">
            <text:p>2</text:p>
          </table:table-cell>
          <table:table-cell office:value-type="float" office:value="256.42" calcext:value-type="float">
            <text:p>256.42</text:p>
          </table:table-cell>
          <table:table-cell office:value-type="float" office:value="0.07" calcext:value-type="float">
            <text:p>0.07</text:p>
          </table:table-cell>
          <table:table-cell table:formula="of:=IF([.K31]=&quot;VI&quot;;[.$M$6];IF([.K31]=&quot;IV&quot;; [.$M$4]; [.$M$3]))" office:value-type="float" office:value="12" calcext:value-type="float">
            <text:p>12</text:p>
          </table:table-cell>
          <table:table-cell table:formula="of:=[.T31]*[.$L$7]*[.$L$8]/[.$V31]" office:value-type="float" office:value="0.00001286831141315" calcext:value-type="float">
            <text:p>1.286831141315E-005</text:p>
          </table:table-cell>
          <table:table-cell table:formula="of:=[.U31]*[.$L$7]*[.$L$8]/[.$V31]" office:value-type="float" office:value="0.000000003512915525" calcext:value-type="float">
            <text:p>3.512915525E-009</text:p>
          </table:table-cell>
          <table:table-cell/>
          <table:table-cell table:style-name="ce2" table:formula="of:=[.K33]" office:value-type="string" office:string-value="VI" calcext:value-type="string">
            <text:p>VI</text:p>
          </table:table-cell>
          <table:table-cell table:formula="of:=[.I33]" office:value-type="float" office:value="39" calcext:value-type="float">
            <text:p>39</text:p>
          </table:table-cell>
          <table:table-cell table:formula="of:=[.D33]" office:value-type="float" office:value="300" calcext:value-type="float">
            <text:p>300</text:p>
          </table:table-cell>
          <table:table-cell table:formula="of:=[.W33]*1000000" office:value-type="float" office:value="12.4838980857" calcext:value-type="float">
            <text:p>12.4838980857</text:p>
          </table:table-cell>
          <table:table-cell table:formula="of:=[.X33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CD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5.0608" calcext:value-type="float">
            <text:p>5.0608</text:p>
          </table:table-cell>
          <table:table-cell office:value-type="float" office:value="11" calcext:value-type="float">
            <text:p>11</text:p>
          </table:table-cell>
          <table:table-cell office:value-type="float" office:value="3.1294" calcext:value-type="float">
            <text:p>3.1294</text:p>
          </table:table-cell>
          <table:table-cell office:value-type="float" office:value="6" calcext:value-type="float">
            <text:p>6</text:p>
          </table:table-cell>
          <table:table-cell office:value-type="float" office:value="5.2408" calcext:value-type="float">
            <text:p>5.240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3.1" calcext:value-type="float">
            <text:p>83.1</text:p>
          </table:table-cell>
          <table:table-cell office:value-type="float" office:value="0.03" calcext:value-type="float">
            <text:p>0.03</text:p>
          </table:table-cell>
          <table:table-cell table:formula="of:=IF([.K32]=&quot;VI&quot;;[.$M$6];IF([.K32]=&quot;IV&quot;; [.$M$4]; [.$M$3]))" office:value-type="float" office:value="4" calcext:value-type="float">
            <text:p>4</text:p>
          </table:table-cell>
          <table:table-cell table:formula="of:=[.T32]*[.$L$7]*[.$L$8]/[.$V32]" office:value-type="float" office:value="0.00001251099771975" calcext:value-type="float">
            <text:p>0.000012511</text:p>
          </table:table-cell>
          <table:table-cell table:formula="of:=[.U32]*[.$L$7]*[.$L$8]/[.$V32]" office:value-type="float" office:value="0.000000004516605675" calcext:value-type="float">
            <text:p>4.516605675E-009</text:p>
          </table:table-cell>
          <table:table-cell/>
          <table:table-cell table:style-name="ce2" table:formula="of:=[.K34]" office:value-type="string" office:string-value="VI" calcext:value-type="string">
            <text:p>VI</text:p>
          </table:table-cell>
          <table:table-cell table:formula="of:=[.I34]" office:value-type="float" office:value="44.3" calcext:value-type="float">
            <text:p>44.3</text:p>
          </table:table-cell>
          <table:table-cell table:formula="of:=[.D34]" office:value-type="float" office:value="1300" calcext:value-type="float">
            <text:p>1300</text:p>
          </table:table-cell>
          <table:table-cell table:formula="of:=[.W34]*1000000" office:value-type="float" office:value="12.452281845975" calcext:value-type="float">
            <text:p>12.452281846</text:p>
          </table:table-cell>
          <table:table-cell table:formula="of:=[.X34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64.373" calcext:value-type="float">
            <text:p>64.37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I</text:p>
          </table:table-cell>
          <table:table-cell office:value-type="float" office:value="5.0169" calcext:value-type="float">
            <text:p>5.0169</text:p>
          </table:table-cell>
          <table:table-cell office:value-type="float" office:value="11" calcext:value-type="float">
            <text:p>11</text:p>
          </table:table-cell>
          <table:table-cell office:value-type="float" office:value="3.1426" calcext:value-type="float">
            <text:p>3.1426</text:p>
          </table:table-cell>
          <table:table-cell office:value-type="float" office:value="6" calcext:value-type="float">
            <text:p>6</text:p>
          </table:table-cell>
          <table:table-cell office:value-type="float" office:value="5.2596" calcext:value-type="float">
            <text:p>5.259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.92" calcext:value-type="float">
            <text:p>82.92</text:p>
          </table:table-cell>
          <table:table-cell office:value-type="float" office:value="0.03" calcext:value-type="float">
            <text:p>0.03</text:p>
          </table:table-cell>
          <table:table-cell table:formula="of:=IF([.K33]=&quot;VI&quot;;[.$M$6];IF([.K33]=&quot;IV&quot;; [.$M$4]; [.$M$3]))" office:value-type="float" office:value="4" calcext:value-type="float">
            <text:p>4</text:p>
          </table:table-cell>
          <table:table-cell table:formula="of:=[.T33]*[.$L$7]*[.$L$8]/[.$V33]" office:value-type="float" office:value="0.0000124838980857" calcext:value-type="float">
            <text:p>1.24838980857E-005</text:p>
          </table:table-cell>
          <table:table-cell table:formula="of:=[.U33]*[.$L$7]*[.$L$8]/[.$V33]" office:value-type="float" office:value="0.000000004516605675" calcext:value-type="float">
            <text:p>4.516605675E-009</text:p>
          </table:table-cell>
          <table:table-cell/>
          <table:table-cell table:style-name="ce2" table:formula="of:=[.K35]" office:value-type="string" office:string-value="VI" calcext:value-type="string">
            <text:p>VI</text:p>
          </table:table-cell>
          <table:table-cell table:formula="of:=[.I35]" office:value-type="float" office:value="44.3" calcext:value-type="float">
            <text:p>44.3</text:p>
          </table:table-cell>
          <table:table-cell table:formula="of:=[.D35]" office:value-type="float" office:value="300" calcext:value-type="float">
            <text:p>300</text:p>
          </table:table-cell>
          <table:table-cell table:formula="of:=[.W35]*1000000" office:value-type="float" office:value="12.30624492915" calcext:value-type="float">
            <text:p>12.3062449292</text:p>
          </table:table-cell>
          <table:table-cell table:formula="of:=[.X35]*1000000" office:value-type="float" office:value="0.004516605675" calcext:value-type="float">
            <text:p>0.004516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CCD</text:p>
          </table:table-cell>
          <table:table-cell office:value-type="float" office:value="1300" calcext:value-type="float">
            <text:p>1300</text:p>
          </table:table-cell>
          <table:table-cell table:number-columns-repeated="4"/>
          <table:table-cell office:value-type="float" office:value="44.3" calcext:value-type="float">
            <text:p>44.3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5.0396" calcext:value-type="float">
            <text:p>5.0396</text:p>
          </table:table-cell>
          <table:table-cell office:value-type="float" office:value="11" calcext:value-type="float">
            <text:p>11</text:p>
          </table:table-cell>
          <table:table-cell office:value-type="float" office:value="3.1073" calcext:value-type="float">
            <text:p>3.1073</text:p>
          </table:table-cell>
          <table:table-cell office:value-type="float" office:value="6" calcext:value-type="float">
            <text:p>6</text:p>
          </table:table-cell>
          <table:table-cell office:value-type="float" office:value="5.2815" calcext:value-type="float">
            <text:p>5.28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2.71" calcext:value-type="float">
            <text:p>82.71</text:p>
          </table:table-cell>
          <table:table-cell office:value-type="float" office:value="0.03" calcext:value-type="float">
            <text:p>0.03</text:p>
          </table:table-cell>
          <table:table-cell table:formula="of:=IF([.K34]=&quot;VI&quot;;[.$M$6];IF([.K34]=&quot;IV&quot;; [.$M$4]; [.$M$3]))" office:value-type="float" office:value="4" calcext:value-type="float">
            <text:p>4</text:p>
          </table:table-cell>
          <table:table-cell table:formula="of:=[.T34]*[.$L$7]*[.$L$8]/[.$V34]" office:value-type="float" office:value="0.000012452281845975" calcext:value-type="float">
            <text:p>1.2452281845975E-005</text:p>
          </table:table-cell>
          <table:table-cell table:formula="of:=[.U34]*[.$L$7]*[.$L$8]/[.$V34]" office:value-type="float" office:value="0.000000004516605675" calcext:value-type="float">
            <text:p>4.516605675E-009</text:p>
          </table:table-cell>
          <table:table-cell/>
          <table:table-cell table:style-name="ce2" table:formula="of:=[.K36]" office:value-type="string" office:string-value="VI" calcext:value-type="string">
            <text:p>VI</text:p>
          </table:table-cell>
          <table:table-cell table:formula="of:=[.I36]" office:value-type="float" office:value="112.3" calcext:value-type="float">
            <text:p>112.3</text:p>
          </table:table-cell>
          <table:table-cell table:formula="of:=[.D36]" office:value-type="float" office:value="300" calcext:value-type="float">
            <text:p>300</text:p>
          </table:table-cell>
          <table:table-cell table:formula="of:=[.W36]*1000000" office:value-type="float" office:value="10.52971336365" calcext:value-type="float">
            <text:p>10.5297133637</text:p>
          </table:table-cell>
          <table:table-cell table:formula="of:=[.X36]*1000000" office:value-type="float" office:value="0.00903321135" calcext:value-type="float">
            <text:p>0.0090332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62.345" calcext:value-type="float">
            <text:p>62.34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4.3" calcext:value-type="float">
            <text:p>44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I</text:p>
          </table:table-cell>
          <table:table-cell office:value-type="float" office:value="5.0009" calcext:value-type="float">
            <text:p>5.0009</text:p>
          </table:table-cell>
          <table:table-cell office:value-type="float" office:value="11" calcext:value-type="float">
            <text:p>11</text:p>
          </table:table-cell>
          <table:table-cell office:value-type="float" office:value="3.1277" calcext:value-type="float">
            <text:p>3.1277</text:p>
          </table:table-cell>
          <table:table-cell office:value-type="float" office:value="6" calcext:value-type="float">
            <text:p>6</text:p>
          </table:table-cell>
          <table:table-cell office:value-type="float" office:value="5.2258" calcext:value-type="float">
            <text:p>5.225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1.74" calcext:value-type="float">
            <text:p>81.74</text:p>
          </table:table-cell>
          <table:table-cell office:value-type="float" office:value="0.03" calcext:value-type="float">
            <text:p>0.03</text:p>
          </table:table-cell>
          <table:table-cell table:formula="of:=IF([.K35]=&quot;VI&quot;;[.$M$6];IF([.K35]=&quot;IV&quot;; [.$M$4]; [.$M$3]))" office:value-type="float" office:value="4" calcext:value-type="float">
            <text:p>4</text:p>
          </table:table-cell>
          <table:table-cell table:formula="of:=[.T35]*[.$L$7]*[.$L$8]/[.$V35]" office:value-type="float" office:value="0.00001230624492915" calcext:value-type="float">
            <text:p>1.230624492915E-005</text:p>
          </table:table-cell>
          <table:table-cell table:formula="of:=[.U35]*[.$L$7]*[.$L$8]/[.$V35]" office:value-type="float" office:value="0.000000004516605675" calcext:value-type="float">
            <text:p>4.516605675E-009</text:p>
          </table:table-cell>
          <table:table-cell/>
          <table:table-cell table:style-name="ce2" table:formula="of:=[.K37]" office:value-type="string" office:string-value="VI" calcext:value-type="string">
            <text:p>VI</text:p>
          </table:table-cell>
          <table:table-cell table:formula="of:=[.I37]" office:value-type="float" office:value="130.6" calcext:value-type="float">
            <text:p>130.6</text:p>
          </table:table-cell>
          <table:table-cell table:formula="of:=[.D37]" office:value-type="float" office:value="300" calcext:value-type="float">
            <text:p>300</text:p>
          </table:table-cell>
          <table:table-cell table:formula="of:=[.W37]*1000000" office:value-type="float" office:value="10.275277910625" calcext:value-type="float">
            <text:p>10.2752779106</text:p>
          </table:table-cell>
          <table:table-cell table:formula="of:=[.X37]*1000000" office:value-type="float" office:value="0.007527676125" calcext:value-type="float">
            <text:p>0.00752767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52.721" calcext:value-type="float">
            <text:p>52.72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12.3" calcext:value-type="float">
            <text:p>112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I</text:p>
          </table:table-cell>
          <table:table-cell office:value-type="float" office:value="4.7476" calcext:value-type="float">
            <text:p>4.7476</text:p>
          </table:table-cell>
          <table:table-cell office:value-type="float" office:value="39" calcext:value-type="float">
            <text:p>39</text:p>
          </table:table-cell>
          <table:table-cell office:value-type="float" office:value="2.976" calcext:value-type="float">
            <text:p>2.976</text:p>
          </table:table-cell>
          <table:table-cell office:value-type="float" office:value="12" calcext:value-type="float">
            <text:p>12</text:p>
          </table:table-cell>
          <table:table-cell office:value-type="float" office:value="4.9504" calcext:value-type="float">
            <text:p>4.950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9.94" calcext:value-type="float">
            <text:p>69.94</text:p>
          </table:table-cell>
          <table:table-cell office:value-type="float" office:value="0.06" calcext:value-type="float">
            <text:p>0.06</text:p>
          </table:table-cell>
          <table:table-cell table:formula="of:=IF([.K36]=&quot;VI&quot;;[.$M$6];IF([.K36]=&quot;IV&quot;; [.$M$4]; [.$M$3]))" office:value-type="float" office:value="4" calcext:value-type="float">
            <text:p>4</text:p>
          </table:table-cell>
          <table:table-cell table:formula="of:=[.T36]*[.$L$7]*[.$L$8]/[.$V36]" office:value-type="float" office:value="0.00001052971336365" calcext:value-type="float">
            <text:p>1.052971336365E-005</text:p>
          </table:table-cell>
          <table:table-cell table:formula="of:=[.U36]*[.$L$7]*[.$L$8]/[.$V36]" office:value-type="float" office:value="0.00000000903321135" calcext:value-type="float">
            <text:p>0.000000009</text:p>
          </table:table-cell>
          <table:table-cell/>
          <table:table-cell table:style-name="ce2" table:formula="of:=[.K38]" office:value-type="string" office:string-value="VI" calcext:value-type="string">
            <text:p>VI</text:p>
          </table:table-cell>
          <table:table-cell table:formula="of:=[.I38]" office:value-type="float" office:value="148.5" calcext:value-type="float">
            <text:p>148.5</text:p>
          </table:table-cell>
          <table:table-cell table:formula="of:=[.D38]" office:value-type="float" office:value="300" calcext:value-type="float">
            <text:p>300</text:p>
          </table:table-cell>
          <table:table-cell table:formula="of:=[.W38]*1000000" office:value-type="float" office:value="10.010303711025" calcext:value-type="float">
            <text:p>10.010303711</text:p>
          </table:table-cell>
          <table:table-cell table:formula="of:=[.X38]*1000000" office:value-type="float" office:value="0.007527676125" calcext:value-type="float">
            <text:p>0.0075276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51.078" calcext:value-type="float">
            <text:p>51.07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30.6" calcext:value-type="float">
            <text:p>130.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I</text:p>
          </table:table-cell>
          <table:table-cell office:value-type="float" office:value="4.7088" calcext:value-type="float">
            <text:p>4.7088</text:p>
          </table:table-cell>
          <table:table-cell office:value-type="float" office:value="39" calcext:value-type="float">
            <text:p>39</text:p>
          </table:table-cell>
          <table:table-cell office:value-type="float" office:value="2.9556" calcext:value-type="float">
            <text:p>2.9556</text:p>
          </table:table-cell>
          <table:table-cell office:value-type="float" office:value="12" calcext:value-type="float">
            <text:p>12</text:p>
          </table:table-cell>
          <table:table-cell office:value-type="float" office:value="4.9037" calcext:value-type="float">
            <text:p>4.903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8.25" calcext:value-type="float">
            <text:p>68.25</text:p>
          </table:table-cell>
          <table:table-cell office:value-type="float" office:value="0.05" calcext:value-type="float">
            <text:p>0.05</text:p>
          </table:table-cell>
          <table:table-cell table:formula="of:=IF([.K37]=&quot;VI&quot;;[.$M$6];IF([.K37]=&quot;IV&quot;; [.$M$4]; [.$M$3]))" office:value-type="float" office:value="4" calcext:value-type="float">
            <text:p>4</text:p>
          </table:table-cell>
          <table:table-cell table:formula="of:=[.T37]*[.$L$7]*[.$L$8]/[.$V37]" office:value-type="float" office:value="0.000010275277910625" calcext:value-type="float">
            <text:p>1.0275277910625E-005</text:p>
          </table:table-cell>
          <table:table-cell table:formula="of:=[.U37]*[.$L$7]*[.$L$8]/[.$V37]" office:value-type="float" office:value="0.000000007527676125" calcext:value-type="float">
            <text:p>7.527676125E-009</text:p>
          </table:table-cell>
          <table:table-cell/>
          <table:table-cell table:style-name="ce2" table:formula="of:=[.K39]" office:value-type="string" office:string-value="VI" calcext:value-type="string">
            <text:p>VI</text:p>
          </table:table-cell>
          <table:table-cell table:formula="of:=[.I39]" office:value-type="float" office:value="170.5" calcext:value-type="float">
            <text:p>170.5</text:p>
          </table:table-cell>
          <table:table-cell table:formula="of:=[.D39]" office:value-type="float" office:value="300" calcext:value-type="float">
            <text:p>300</text:p>
          </table:table-cell>
          <table:table-cell table:formula="of:=[.W39]*1000000" office:value-type="float" office:value="9.742318440975" calcext:value-type="float">
            <text:p>9.742318441</text:p>
          </table:table-cell>
          <table:table-cell table:formula="of:=[.X39]*1000000" office:value-type="float" office:value="0.007527676125" calcext:value-type="float">
            <text:p>0.0075276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49.657" calcext:value-type="float">
            <text:p>49.65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48.5" calcext:value-type="float">
            <text:p>148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I</text:p>
          </table:table-cell>
          <table:table-cell office:value-type="float" office:value="4.6615" calcext:value-type="float">
            <text:p>4.6615</text:p>
          </table:table-cell>
          <table:table-cell office:value-type="float" office:value="38" calcext:value-type="float">
            <text:p>38</text:p>
          </table:table-cell>
          <table:table-cell office:value-type="float" office:value="2.9343" calcext:value-type="float">
            <text:p>2.9343</text:p>
          </table:table-cell>
          <table:table-cell office:value-type="float" office:value="11" calcext:value-type="float">
            <text:p>11</text:p>
          </table:table-cell>
          <table:table-cell office:value-type="float" office:value="4.8608" calcext:value-type="float">
            <text:p>4.860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6.49" calcext:value-type="float">
            <text:p>66.49</text:p>
          </table:table-cell>
          <table:table-cell office:value-type="float" office:value="0.05" calcext:value-type="float">
            <text:p>0.05</text:p>
          </table:table-cell>
          <table:table-cell table:formula="of:=IF([.K38]=&quot;VI&quot;;[.$M$6];IF([.K38]=&quot;IV&quot;; [.$M$4]; [.$M$3]))" office:value-type="float" office:value="4" calcext:value-type="float">
            <text:p>4</text:p>
          </table:table-cell>
          <table:table-cell table:formula="of:=[.T38]*[.$L$7]*[.$L$8]/[.$V38]" office:value-type="float" office:value="0.000010010303711025" calcext:value-type="float">
            <text:p>1.0010303711025E-005</text:p>
          </table:table-cell>
          <table:table-cell table:formula="of:=[.U38]*[.$L$7]*[.$L$8]/[.$V38]" office:value-type="float" office:value="0.000000007527676125" calcext:value-type="float">
            <text:p>7.527676125E-009</text:p>
          </table:table-cell>
          <table:table-cell/>
          <table:table-cell table:style-name="ce2" table:formula="of:=[.K40]" office:value-type="string" office:string-value="VI" calcext:value-type="string">
            <text:p>VI</text:p>
          </table:table-cell>
          <table:table-cell table:formula="of:=[.I40]" office:value-type="float" office:value="185.5" calcext:value-type="float">
            <text:p>185.5</text:p>
          </table:table-cell>
          <table:table-cell table:formula="of:=[.D40]" office:value-type="float" office:value="300" calcext:value-type="float">
            <text:p>300</text:p>
          </table:table-cell>
          <table:table-cell table:formula="of:=[.W40]*1000000" office:value-type="float" office:value="9.4728276357" calcext:value-type="float">
            <text:p>9.4728276357</text:p>
          </table:table-cell>
          <table:table-cell table:formula="of:=[.X40]*1000000" office:value-type="float" office:value="0.007527676125" calcext:value-type="float">
            <text:p>0.0075276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48.113" calcext:value-type="float">
            <text:p>48.11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70.5" calcext:value-type="float">
            <text:p>17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I</text:p>
          </table:table-cell>
          <table:table-cell office:value-type="float" office:value="4.6058" calcext:value-type="float">
            <text:p>4.6058</text:p>
          </table:table-cell>
          <table:table-cell office:value-type="float" office:value="37" calcext:value-type="float">
            <text:p>37</text:p>
          </table:table-cell>
          <table:table-cell office:value-type="float" office:value="2.9134" calcext:value-type="float">
            <text:p>2.9134</text:p>
          </table:table-cell>
          <table:table-cell office:value-type="float" office:value="11" calcext:value-type="float">
            <text:p>11</text:p>
          </table:table-cell>
          <table:table-cell office:value-type="float" office:value="4.8226" calcext:value-type="float">
            <text:p>4.822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4.71" calcext:value-type="float">
            <text:p>64.71</text:p>
          </table:table-cell>
          <table:table-cell office:value-type="float" office:value="0.05" calcext:value-type="float">
            <text:p>0.05</text:p>
          </table:table-cell>
          <table:table-cell table:formula="of:=IF([.K39]=&quot;VI&quot;;[.$M$6];IF([.K39]=&quot;IV&quot;; [.$M$4]; [.$M$3]))" office:value-type="float" office:value="4" calcext:value-type="float">
            <text:p>4</text:p>
          </table:table-cell>
          <table:table-cell table:formula="of:=[.T39]*[.$L$7]*[.$L$8]/[.$V39]" office:value-type="float" office:value="0.000009742318440975" calcext:value-type="float">
            <text:p>9.742318440975E-006</text:p>
          </table:table-cell>
          <table:table-cell table:formula="of:=[.U39]*[.$L$7]*[.$L$8]/[.$V39]" office:value-type="float" office:value="0.000000007527676125" calcext:value-type="float">
            <text:p>7.527676125E-009</text:p>
          </table:table-cell>
          <table:table-cell/>
          <table:table-cell table:style-name="ce2" table:formula="of:=[.K41]" office:value-type="string" office:string-value="VI" calcext:value-type="string">
            <text:p>VI</text:p>
          </table:table-cell>
          <table:table-cell table:formula="of:=[.I41]" office:value-type="float" office:value="198.2" calcext:value-type="float">
            <text:p>198.2</text:p>
          </table:table-cell>
          <table:table-cell table:formula="of:=[.D41]" office:value-type="float" office:value="300" calcext:value-type="float">
            <text:p>300</text:p>
          </table:table-cell>
          <table:table-cell table:formula="of:=[.W41]*1000000" office:value-type="float" office:value="9.37948445175" calcext:value-type="float">
            <text:p>9.3794844518</text:p>
          </table:table-cell>
          <table:table-cell table:formula="of:=[.X41]*1000000" office:value-type="float" office:value="0.007527676125" calcext:value-type="float">
            <text:p>0.00752767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b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47.165" calcext:value-type="float">
            <text:p>47.16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85.5" calcext:value-type="float">
            <text:p>185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I</text:p>
          </table:table-cell>
          <table:table-cell office:value-type="float" office:value="4.5438" calcext:value-type="float">
            <text:p>4.5438</text:p>
          </table:table-cell>
          <table:table-cell office:value-type="float" office:value="36" calcext:value-type="float">
            <text:p>36</text:p>
          </table:table-cell>
          <table:table-cell office:value-type="float" office:value="2.8959" calcext:value-type="float">
            <text:p>2.8959</text:p>
          </table:table-cell>
          <table:table-cell office:value-type="float" office:value="11" calcext:value-type="float">
            <text:p>11</text:p>
          </table:table-cell>
          <table:table-cell office:value-type="float" office:value="4.7815" calcext:value-type="float">
            <text:p>4.78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2.92" calcext:value-type="float">
            <text:p>62.92</text:p>
          </table:table-cell>
          <table:table-cell office:value-type="float" office:value="0.05" calcext:value-type="float">
            <text:p>0.05</text:p>
          </table:table-cell>
          <table:table-cell table:formula="of:=IF([.K40]=&quot;VI&quot;;[.$M$6];IF([.K40]=&quot;IV&quot;; [.$M$4]; [.$M$3]))" office:value-type="float" office:value="4" calcext:value-type="float">
            <text:p>4</text:p>
          </table:table-cell>
          <table:table-cell table:formula="of:=[.T40]*[.$L$7]*[.$L$8]/[.$V40]" office:value-type="float" office:value="0.0000094728276357" calcext:value-type="float">
            <text:p>9.4728276357E-006</text:p>
          </table:table-cell>
          <table:table-cell table:formula="of:=[.U40]*[.$L$7]*[.$L$8]/[.$V40]" office:value-type="float" office:value="0.000000007527676125" calcext:value-type="float">
            <text:p>7.527676125E-009</text:p>
          </table:table-cell>
          <table:table-cell/>
          <table:table-cell table:style-name="ce2" table:formula="of:=[.K42]" office:value-type="string" office:string-value="VI" calcext:value-type="string">
            <text:p>VI</text:p>
          </table:table-cell>
          <table:table-cell table:formula="of:=[.I42]" office:value-type="float" office:value="214.5" calcext:value-type="float">
            <text:p>214.5</text:p>
          </table:table-cell>
          <table:table-cell table:formula="of:=[.D42]" office:value-type="float" office:value="300" calcext:value-type="float">
            <text:p>300</text:p>
          </table:table-cell>
          <table:table-cell table:formula="of:=[.W42]*1000000" office:value-type="float" office:value="9.230436464475" calcext:value-type="float">
            <text:p>9.2304364645</text:p>
          </table:table-cell>
          <table:table-cell table:formula="of:=[.X42]*1000000" office:value-type="float" office:value="0.007527676125" calcext:value-type="float">
            <text:p>0.00752767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9b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46.416" calcext:value-type="float">
            <text:p>46.41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8.2" calcext:value-type="float">
            <text:p>198.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I</text:p>
          </table:table-cell>
          <table:table-cell office:value-type="float" office:value="4.5297" calcext:value-type="float">
            <text:p>4.5297</text:p>
          </table:table-cell>
          <table:table-cell office:value-type="float" office:value="35" calcext:value-type="float">
            <text:p>35</text:p>
          </table:table-cell>
          <table:table-cell office:value-type="float" office:value="2.8861" calcext:value-type="float">
            <text:p>2.8861</text:p>
          </table:table-cell>
          <table:table-cell office:value-type="float" office:value="11" calcext:value-type="float">
            <text:p>11</text:p>
          </table:table-cell>
          <table:table-cell office:value-type="float" office:value="4.7654" calcext:value-type="float">
            <text:p>4.765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office:value-type="float" office:value="0.05" calcext:value-type="float">
            <text:p>0.05</text:p>
          </table:table-cell>
          <table:table-cell table:formula="of:=IF([.K41]=&quot;VI&quot;;[.$M$6];IF([.K41]=&quot;IV&quot;; [.$M$4]; [.$M$3]))" office:value-type="float" office:value="4" calcext:value-type="float">
            <text:p>4</text:p>
          </table:table-cell>
          <table:table-cell table:formula="of:=[.T41]*[.$L$7]*[.$L$8]/[.$V41]" office:value-type="float" office:value="0.00000937948445175" calcext:value-type="float">
            <text:p>9.37948445175E-006</text:p>
          </table:table-cell>
          <table:table-cell table:formula="of:=[.U41]*[.$L$7]*[.$L$8]/[.$V41]" office:value-type="float" office:value="0.000000007527676125" calcext:value-type="float">
            <text:p>7.527676125E-00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39b</text:p>
          </table:table-cell>
          <table:table-cell office:value-type="string" calcext:value-type="string">
            <text:p>IP</text:p>
          </table:table-cell>
          <table:table-cell office:value-type="float" office:value="300" calcext:value-type="float">
            <text:p>300</text:p>
          </table:table-cell>
          <table:table-cell office:value-type="float" office:value="45.522" calcext:value-type="float">
            <text:p>45.52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14.5" calcext:value-type="float">
            <text:p>214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I</text:p>
          </table:table-cell>
          <table:table-cell office:value-type="float" office:value="4.5067" calcext:value-type="float">
            <text:p>4.5067</text:p>
          </table:table-cell>
          <table:table-cell office:value-type="float" office:value="35" calcext:value-type="float">
            <text:p>35</text:p>
          </table:table-cell>
          <table:table-cell office:value-type="float" office:value="2.8712" calcext:value-type="float">
            <text:p>2.8712</text:p>
          </table:table-cell>
          <table:table-cell office:value-type="float" office:value="11" calcext:value-type="float">
            <text:p>11</text:p>
          </table:table-cell>
          <table:table-cell office:value-type="float" office:value="4.7383" calcext:value-type="float">
            <text:p>4.738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1.31" calcext:value-type="float">
            <text:p>61.31</text:p>
          </table:table-cell>
          <table:table-cell office:value-type="float" office:value="0.05" calcext:value-type="float">
            <text:p>0.05</text:p>
          </table:table-cell>
          <table:table-cell table:formula="of:=IF([.K42]=&quot;VI&quot;;[.$M$6];IF([.K42]=&quot;IV&quot;; [.$M$4]; [.$M$3]))" office:value-type="float" office:value="4" calcext:value-type="float">
            <text:p>4</text:p>
          </table:table-cell>
          <table:table-cell table:formula="of:=[.T42]*[.$L$7]*[.$L$8]/[.$V42]" office:value-type="float" office:value="0.000009230436464475" calcext:value-type="float">
            <text:p>9.230436464475E-006</text:p>
          </table:table-cell>
          <table:table-cell table:formula="of:=[.U42]*[.$L$7]*[.$L$8]/[.$V42]" office:value-type="float" office:value="0.000000007527676125" calcext:value-type="float">
            <text:p>7.527676125E-009</text:p>
          </table:table-cell>
          <table:table-cell table:number-columns-repeated="10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22"/>
          <table:table-cell office:value-type="float" office:value="32.065" calcext:value-type="float">
            <text:p>32.065</text:p>
          </table:table-cell>
          <table:table-cell office:value-type="float" office:value="55.845" calcext:value-type="float">
            <text:p>55.845</text:p>
          </table:table-cell>
          <table:table-cell table:number-columns-repeated="7"/>
          <table:table-cell office:value-type="string" calcext:value-type="string">
            <text:p>lever rule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string" calcext:value-type="string">
            <text:p>S</text:p>
          </table:table-cell>
          <table:table-cell office:value-type="string" calcext:value-type="string">
            <text:p>Fe</text:p>
          </table:table-cell>
          <table:table-cell table:number-columns-repeated="3"/>
          <table:table-cell office:value-type="string" calcext:value-type="string">
            <text:p>mol% Fe</text:p>
          </table:table-cell>
          <table:table-cell office:value-type="string" calcext:value-type="string">
            <text:p>mol% S</text:p>
          </table:table-cell>
          <table:table-cell office:value-type="string" calcext:value-type="string">
            <text:p>mol% Fe</text:p>
          </table:table-cell>
          <table:table-cell office:value-type="string" calcext:value-type="string">
            <text:p>mol% FeS</text:p>
          </table:table-cell>
          <table:table-cell office:value-type="string" calcext:value-type="string">
            <text:p>Mol f FeS</text:p>
          </table:table-cell>
          <table:table-cell office:value-type="string" calcext:value-type="string">
            <text:p>Mole f melt</text:p>
          </table:table-cell>
          <table:table-cell office:value-type="string" calcext:value-type="string">
            <text:p>mol% FeS in melt</text:p>
          </table:table-cell>
        </table:table-row>
        <table:table-row table:style-name="ro1">
          <table:table-cell table:number-columns-repeated="22"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[.W49]/[.W47]" office:value-type="float" office:value="0.0109153282395135" calcext:value-type="float">
            <text:p>0.0109153282</text:p>
          </table:table-cell>
          <table:table-cell table:formula="of:=[.X49]/[.X47]" office:value-type="float" office:value="0.011639358939923" calcext:value-type="float">
            <text:p>0.0116393589</text:p>
          </table:table-cell>
          <table:table-cell table:formula="of:=SUM([.Y49:.Z49])" office:value-type="float" office:value="0.0225546871794365" calcext:value-type="float">
            <text:p>0.0225546872</text:p>
          </table:table-cell>
          <table:table-cell table:formula="of:=[.Z49]/[.AA49]" office:value-type="float" office:value="0.51605055957215" calcext:value-type="float">
            <text:p>0.5160505596</text:p>
          </table:table-cell>
          <table:table-cell table:formula="of:=[.Y49]/[.AA49]" office:value-type="float" office:value="0.48394944042785" calcext:value-type="float">
            <text:p>0.4839494404</text:p>
          </table:table-cell>
          <table:table-cell table:formula="of:=([.AB49]-[.AC49])/[.AB49]" office:value-type="float" office:value="0.0622053760990295" calcext:value-type="float">
            <text:p>0.0622053761</text:p>
          </table:table-cell>
          <table:table-cell table:formula="of:=[.AC49]/[.AB49]" office:value-type="float" office:value="0.93779462390097" calcext:value-type="float">
            <text:p>0.9377946239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([.AE49]-[.AF49])/[.AG49]" office:value-type="float" office:value="0.377946239009704" calcext:value-type="float">
            <text:p>0.377946239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table:number-columns-repeated="27"/>
          <table:table-cell table:number-columns-repeated="2" office:value-type="string" calcext:value-type="string">
            <text:p>wt%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0.262" calcext:value-type="float">
            <text:p>0.262</text:p>
          </table:table-cell>
          <table:table-cell table:formula="of:=1-[.W52]" office:value-type="float" office:value="0.738" calcext:value-type="float">
            <text:p>0.738</text:p>
          </table:table-cell>
          <table:table-cell table:formula="of:=[.W52]*[.$W$47]" office:value-type="float" office:value="8.40103" calcext:value-type="float">
            <text:p>8.40103</text:p>
          </table:table-cell>
          <table:table-cell table:formula="of:=[.X52]*[.$X$47]" office:value-type="float" office:value="41.21361" calcext:value-type="float">
            <text:p>41.21361</text:p>
          </table:table-cell>
          <table:table-cell table:formula="of:=SUM([.Y52:.Z52])" office:value-type="float" office:value="49.61464" calcext:value-type="float">
            <text:p>49.61464</text:p>
          </table:table-cell>
          <table:table-cell table:formula="of:=[.Y52]/[.AA52]" office:value-type="float" office:value="0.169325626468317" calcext:value-type="float">
            <text:p>0.1693256265</text:p>
          </table:table-cell>
          <table:table-cell table:formula="of:=[.Z52]/[.AA52]" office:value-type="float" office:value="0.830674373531683" calcext:value-type="float">
            <text:p>0.8306743735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0.231" calcext:value-type="float">
            <text:p>0.231</text:p>
          </table:table-cell>
          <table:table-cell table:formula="of:=1-[.W53]" office:value-type="float" office:value="0.769" calcext:value-type="float">
            <text:p>0.769</text:p>
          </table:table-cell>
          <table:table-cell table:formula="of:=[.W53]*[.$W$47]" office:value-type="float" office:value="7.407015" calcext:value-type="float">
            <text:p>7.407015</text:p>
          </table:table-cell>
          <table:table-cell table:formula="of:=[.X53]*[.$X$47]" office:value-type="float" office:value="42.944805" calcext:value-type="float">
            <text:p>42.944805</text:p>
          </table:table-cell>
          <table:table-cell table:formula="of:=SUM([.Y53:.Z53])" office:value-type="float" office:value="50.35182" calcext:value-type="float">
            <text:p>50.35182</text:p>
          </table:table-cell>
          <table:table-cell table:formula="of:=[.Y53]/[.AA53]" office:value-type="float" office:value="0.147105208908039" calcext:value-type="float">
            <text:p>0.1471052089</text:p>
          </table:table-cell>
          <table:table-cell table:formula="of:=[.Z53]/[.AA53]" office:value-type="float" office:value="0.852894791091961" calcext:value-type="float">
            <text:p>0.8528947911</text:p>
          </table:table-cell>
          <table:table-cell table:number-columns-repeated="5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2"/>
          <table:table-cell office:value-type="float" office:value="1.84" calcext:value-type="float">
            <text:p>1.84</text:p>
          </table:table-cell>
          <table:table-cell office:value-type="float" office:value="1336" calcext:value-type="float">
            <text:p>1336</text:p>
          </table:table-cell>
          <table:table-cell table:formula="of:=[.X55]+273" office:value-type="float" office:value="1609" calcext:value-type="float">
            <text:p>1609</text:p>
          </table:table-cell>
          <table:table-cell/>
          <table:table-cell table:formula="of:=[.W55]" office:value-type="float" office:value="1.84" calcext:value-type="float">
            <text:p>1.84</text:p>
          </table:table-cell>
          <table:table-cell table:formula="of:=[.Y55]" office:value-type="float" office:value="1609" calcext:value-type="float">
            <text:p>1609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.96" calcext:value-type="float">
            <text:p>1.96</text:p>
          </table:table-cell>
          <table:table-cell office:value-type="float" office:value="1327" calcext:value-type="float">
            <text:p>1327</text:p>
          </table:table-cell>
          <table:table-cell table:formula="of:=[.X56]+273" office:value-type="float" office:value="1600" calcext:value-type="float">
            <text:p>1600</text:p>
          </table:table-cell>
          <table:table-cell/>
          <table:table-cell table:formula="of:=[.W56]" office:value-type="float" office:value="1.96" calcext:value-type="float">
            <text:p>1.96</text:p>
          </table:table-cell>
          <table:table-cell table:formula="of:=[.Y56]" office:value-type="float" office:value="1600" calcext:value-type="float">
            <text:p>1600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2.24" calcext:value-type="float">
            <text:p>2.24</text:p>
          </table:table-cell>
          <table:table-cell office:value-type="float" office:value="1353" calcext:value-type="float">
            <text:p>1353</text:p>
          </table:table-cell>
          <table:table-cell table:formula="of:=[.X57]+273" office:value-type="float" office:value="1626" calcext:value-type="float">
            <text:p>1626</text:p>
          </table:table-cell>
          <table:table-cell/>
          <table:table-cell table:formula="of:=[.W57]" office:value-type="float" office:value="2.24" calcext:value-type="float">
            <text:p>2.24</text:p>
          </table:table-cell>
          <table:table-cell table:formula="of:=[.Y57]" office:value-type="float" office:value="1626" calcext:value-type="float">
            <text:p>1626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2.8" calcext:value-type="float">
            <text:p>2.8</text:p>
          </table:table-cell>
          <table:table-cell office:value-type="float" office:value="1403" calcext:value-type="float">
            <text:p>1403</text:p>
          </table:table-cell>
          <table:table-cell table:formula="of:=[.X58]+273" office:value-type="float" office:value="1676" calcext:value-type="float">
            <text:p>1676</text:p>
          </table:table-cell>
          <table:table-cell/>
          <table:table-cell table:formula="of:=[.W58]" office:value-type="float" office:value="2.8" calcext:value-type="float">
            <text:p>2.8</text:p>
          </table:table-cell>
          <table:table-cell table:formula="of:=[.Y58]"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3.12" calcext:value-type="float">
            <text:p>3.12</text:p>
          </table:table-cell>
          <table:table-cell office:value-type="float" office:value="1419" calcext:value-type="float">
            <text:p>1419</text:p>
          </table:table-cell>
          <table:table-cell table:formula="of:=[.X59]+273" office:value-type="float" office:value="1692" calcext:value-type="float">
            <text:p>1692</text:p>
          </table:table-cell>
          <table:table-cell/>
          <table:table-cell table:formula="of:=[.W59]" office:value-type="float" office:value="3.12" calcext:value-type="float">
            <text:p>3.12</text:p>
          </table:table-cell>
          <table:table-cell table:formula="of:=[.Y59]"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3.16" calcext:value-type="float">
            <text:p>3.16</text:p>
          </table:table-cell>
          <table:table-cell office:value-type="float" office:value="1411" calcext:value-type="float">
            <text:p>1411</text:p>
          </table:table-cell>
          <table:table-cell table:formula="of:=[.X60]+273" office:value-type="float" office:value="1684" calcext:value-type="float">
            <text:p>1684</text:p>
          </table:table-cell>
          <table:table-cell/>
          <table:table-cell table:formula="of:=[.W60]" office:value-type="float" office:value="3.16" calcext:value-type="float">
            <text:p>3.16</text:p>
          </table:table-cell>
          <table:table-cell table:formula="of:=[.Y60]" office:value-type="float" office:value="1684" calcext:value-type="float">
            <text:p>1684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3.49" calcext:value-type="float">
            <text:p>3.49</text:p>
          </table:table-cell>
          <table:table-cell office:value-type="float" office:value="1442" calcext:value-type="float">
            <text:p>1442</text:p>
          </table:table-cell>
          <table:table-cell table:formula="of:=[.X61]+273" office:value-type="float" office:value="1715" calcext:value-type="float">
            <text:p>1715</text:p>
          </table:table-cell>
          <table:table-cell/>
          <table:table-cell table:formula="of:=[.W61]" office:value-type="float" office:value="3.49" calcext:value-type="float">
            <text:p>3.49</text:p>
          </table:table-cell>
          <table:table-cell table:formula="of:=[.Y61]"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3.5" calcext:value-type="float">
            <text:p>3.5</text:p>
          </table:table-cell>
          <table:table-cell office:value-type="float" office:value="1455" calcext:value-type="float">
            <text:p>1455</text:p>
          </table:table-cell>
          <table:table-cell table:formula="of:=[.X62]+273" office:value-type="float" office:value="1728" calcext:value-type="float">
            <text:p>1728</text:p>
          </table:table-cell>
          <table:table-cell/>
          <table:table-cell table:formula="of:=[.W62]" office:value-type="float" office:value="3.5" calcext:value-type="float">
            <text:p>3.5</text:p>
          </table:table-cell>
          <table:table-cell table:formula="of:=[.Y62]" office:value-type="float" office:value="1728" calcext:value-type="float">
            <text:p>1728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3.7" calcext:value-type="float">
            <text:p>3.7</text:p>
          </table:table-cell>
          <table:table-cell office:value-type="float" office:value="1460" calcext:value-type="float">
            <text:p>1460</text:p>
          </table:table-cell>
          <table:table-cell table:formula="of:=[.X63]+273" office:value-type="float" office:value="1733" calcext:value-type="float">
            <text:p>1733</text:p>
          </table:table-cell>
          <table:table-cell/>
          <table:table-cell table:formula="of:=[.W63]" office:value-type="float" office:value="3.7" calcext:value-type="float">
            <text:p>3.7</text:p>
          </table:table-cell>
          <table:table-cell table:formula="of:=[.Y63]" office:value-type="float" office:value="1733" calcext:value-type="float">
            <text:p>1733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3.77" calcext:value-type="float">
            <text:p>3.77</text:p>
          </table:table-cell>
          <table:table-cell office:value-type="float" office:value="1464" calcext:value-type="float">
            <text:p>1464</text:p>
          </table:table-cell>
          <table:table-cell table:formula="of:=[.X64]+273" office:value-type="float" office:value="1737" calcext:value-type="float">
            <text:p>1737</text:p>
          </table:table-cell>
          <table:table-cell/>
          <table:table-cell table:formula="of:=[.W64]" office:value-type="float" office:value="3.77" calcext:value-type="float">
            <text:p>3.77</text:p>
          </table:table-cell>
          <table:table-cell table:formula="of:=[.Y64]" office:value-type="float" office:value="1737" calcext:value-type="float">
            <text:p>1737</text:p>
          </table:table-cell>
          <table:table-cell table:number-columns-repeated="6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2"/>
          <table:table-cell office:value-type="float" office:value="87.92" calcext:value-type="float">
            <text:p>87.92</text:p>
          </table:table-cell>
          <table:table-cell office:value-type="string" calcext:value-type="string">
            <text:p>g/mol</text:p>
          </table:table-cell>
          <table:table-cell table:number-columns-repeated="10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3"/>
          <table:table-cell office:value-type="string" calcext:value-type="string">
            <text:p>g/cc^3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float" office:value="1173.16155089" calcext:value-type="float">
            <text:p>1173.16155089</text:p>
          </table:table-cell>
          <table:table-cell office:value-type="float" office:value="5.00947368421" calcext:value-type="float">
            <text:p>5.0094736842</text:p>
          </table:table-cell>
          <table:table-cell table:formula="of:=[.$W$66]/[.X69]/1000000" office:value-type="float" office:value="0.0000175507459550344" calcext:value-type="float">
            <text:p>1.75507459550344E-005</text:p>
          </table:table-cell>
          <table:table-cell/>
          <table:table-cell office:value-type="float" office:value="1173" calcext:value-type="float">
            <text:p>1173</text:p>
          </table:table-cell>
          <table:table-cell table:formula="of:=[.Y69]" office:value-type="float" office:value="0.0000175507459550344" calcext:value-type="float">
            <text:p>1.75507459550344E-00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273.96930533" calcext:value-type="float">
            <text:p>1273.96930533</text:p>
          </table:table-cell>
          <table:table-cell office:value-type="float" office:value="4.93578947368" calcext:value-type="float">
            <text:p>4.9357894737</text:p>
          </table:table-cell>
          <table:table-cell table:formula="of:=[.$W$66]/[.X70]/1000000" office:value-type="float" office:value="0.0000178127532523078" calcext:value-type="float">
            <text:p>1.78127532523078E-005</text:p>
          </table:table-cell>
          <table:table-cell/>
          <table:table-cell office:value-type="float" office:value="1273" calcext:value-type="float">
            <text:p>1273</text:p>
          </table:table-cell>
          <table:table-cell table:formula="of:=[.Y70]" office:value-type="float" office:value="0.0000178127532523078" calcext:value-type="float">
            <text:p>1.78127532523078E-00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372.83844911" calcext:value-type="float">
            <text:p>1372.83844911</text:p>
          </table:table-cell>
          <table:table-cell office:value-type="float" office:value="4.89894736842" calcext:value-type="float">
            <text:p>4.8989473684</text:p>
          </table:table-cell>
          <table:table-cell table:formula="of:=[.$W$66]/[.X71]/1000000" office:value-type="float" office:value="0.0000179467125053756" calcext:value-type="float">
            <text:p>1.79467125053756E-005</text:p>
          </table:table-cell>
          <table:table-cell/>
          <table:table-cell office:value-type="float" office:value="1373" calcext:value-type="float">
            <text:p>1373</text:p>
          </table:table-cell>
          <table:table-cell table:formula="of:=[.Y71]" office:value-type="float" office:value="0.0000179467125053756" calcext:value-type="float">
            <text:p>1.79467125053756E-00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473.64620355" calcext:value-type="float">
            <text:p>1473.64620355</text:p>
          </table:table-cell>
          <table:table-cell office:value-type="float" office:value="4.85473684211" calcext:value-type="float">
            <text:p>4.8547368421</text:p>
          </table:table-cell>
          <table:table-cell table:formula="of:=[.$W$66]/[.X72]/1000000" office:value-type="float" office:value="0.0000181101474414394" calcext:value-type="float">
            <text:p>1.81101474414394E-005</text:p>
          </table:table-cell>
          <table:table-cell/>
          <table:table-cell office:value-type="float" office:value="1473" calcext:value-type="float">
            <text:p>1473</text:p>
          </table:table-cell>
          <table:table-cell table:formula="of:=[.Y72]" office:value-type="float" office:value="0.0000181101474414394" calcext:value-type="float">
            <text:p>1.81101474414394E-005</text:p>
          </table:table-cell>
          <table:table-cell table:number-columns-repeated="6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2"/>
          <table:table-cell office:value-type="float" office:value="1173.16155089" calcext:value-type="float">
            <text:p>1173.16155089</text:p>
          </table:table-cell>
          <table:table-cell office:value-type="float" office:value="5.03526315789" calcext:value-type="float">
            <text:p>5.0352631579</text:p>
          </table:table-cell>
          <table:table-cell table:formula="of:=[.$W$66]/[.X75]/1000000" office:value-type="float" office:value="0.0000174608550224895" calcext:value-type="float">
            <text:p>1.74608550224895E-005</text:p>
          </table:table-cell>
          <table:table-cell/>
          <table:table-cell office:value-type="float" office:value="1173" calcext:value-type="float">
            <text:p>1173</text:p>
          </table:table-cell>
          <table:table-cell table:formula="of:=[.Y75]" office:value-type="float" office:value="0.0000174608550224895" calcext:value-type="float">
            <text:p>1.74608550224895E-00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273.96930533" calcext:value-type="float">
            <text:p>1273.96930533</text:p>
          </table:table-cell>
          <table:table-cell office:value-type="float" office:value="4.97263157895" calcext:value-type="float">
            <text:p>4.972631579</text:p>
          </table:table-cell>
          <table:table-cell table:formula="of:=[.$W$66]/[.X76]/1000000" office:value-type="float" office:value="0.0000176807790008374" calcext:value-type="float">
            <text:p>1.76807790008374E-005</text:p>
          </table:table-cell>
          <table:table-cell/>
          <table:table-cell office:value-type="float" office:value="1173" calcext:value-type="float">
            <text:p>1173</text:p>
          </table:table-cell>
          <table:table-cell table:formula="of:=[.Y76]" office:value-type="float" office:value="0.0000176807790008374" calcext:value-type="float">
            <text:p>1.76807790008374E-00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374.77705977" calcext:value-type="float">
            <text:p>1374.77705977</text:p>
          </table:table-cell>
          <table:table-cell office:value-type="float" office:value="4.87684210526" calcext:value-type="float">
            <text:p>4.8768421053</text:p>
          </table:table-cell>
          <table:table-cell table:formula="of:=[.$W$66]/[.X77]/1000000" office:value-type="float" office:value="0.0000180280595726428" calcext:value-type="float">
            <text:p>1.80280595726428E-005</text:p>
          </table:table-cell>
          <table:table-cell/>
          <table:table-cell office:value-type="float" office:value="1273" calcext:value-type="float">
            <text:p>1273</text:p>
          </table:table-cell>
          <table:table-cell table:formula="of:=[.Y77]" office:value-type="float" office:value="0.0000180280595726428" calcext:value-type="float">
            <text:p>1.80280595726428E-00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473.64620355" calcext:value-type="float">
            <text:p>1473.64620355</text:p>
          </table:table-cell>
          <table:table-cell office:value-type="float" office:value="4.87684210526" calcext:value-type="float">
            <text:p>4.8768421053</text:p>
          </table:table-cell>
          <table:table-cell table:formula="of:=[.$W$66]/[.X78]/1000000" office:value-type="float" office:value="0.0000180280595726428" calcext:value-type="float">
            <text:p>1.80280595726428E-005</text:p>
          </table:table-cell>
          <table:table-cell/>
          <table:table-cell office:value-type="float" office:value="1373" calcext:value-type="float">
            <text:p>1373</text:p>
          </table:table-cell>
          <table:table-cell table:formula="of:=[.Y78]" office:value-type="float" office:value="0.0000180280595726428" calcext:value-type="float">
            <text:p>1.80280595726428E-005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float" office:value="1574.453958" calcext:value-type="float">
            <text:p>1574.453958</text:p>
          </table:table-cell>
          <table:table-cell office:value-type="float" office:value="4.72210526316" calcext:value-type="float">
            <text:p>4.7221052632</text:p>
          </table:table-cell>
          <table:table-cell table:formula="of:=[.$W$66]/[.X79]/1000000" office:value-type="float" office:value="0.0000186188140882663" calcext:value-type="float">
            <text:p>1.86188140882663E-005</text:p>
          </table:table-cell>
          <table:table-cell/>
          <table:table-cell office:value-type="float" office:value="1473" calcext:value-type="float">
            <text:p>1473</text:p>
          </table:table-cell>
          <table:table-cell table:formula="of:=[.Y79]" office:value-type="float" office:value="0.0000186188140882663" calcext:value-type="float">
            <text:p>1.86188140882663E-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11-02T10:59:59.968577901</meta:creation-date>
    <dc:date>2015-11-09T19:13:30.679646693</dc:date>
    <dc:creator>Bob Myhill</dc:creator>
    <meta:editing-duration>P3DT2H39M2S</meta:editing-duration>
    <meta:editing-cycles>1</meta:editing-cycles>
    <meta:document-statistic meta:table-count="1" meta:cell-count="909" meta:object-count="1"/>
    <meta:generator>LibreOffice/4.4.2.2$Linux_x86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4.393cm" svg:y="4.204cm" style:legend-expansion="high" chart:style-name="ch2"/>
        <chart:plot-area chart:style-name="ch3" table:cell-range-address="Sheet1.I12:Sheet1.I42 Sheet1.W12:Sheet1.W42" chart:data-source-has-labels="row" svg:x="0.319cm" svg:y="0.18cm" svg:width="13.756cm" svg:height="8.646cm">
          <chartooo:coordinate-region svg:x="1.972cm" svg:y="0.379cm" svg:width="11.82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12:Sheet1.W42" loext:label-string="'none'" chart:class="chart:scatter">
            <chart:domain table:cell-range-address="Sheet1.I12:Sheet1.I4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'none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.9">
                <text:p>68.9</text:p>
                <draw:g>
                  <svg:desc>Sheet1.I12:Sheet1.I42</svg:desc>
                </draw:g>
              </table:table-cell>
              <table:table-cell office:value-type="float" office:value="0.000011503794654225">
                <text:p>0.000011503794654225</text:p>
                <draw:g>
                  <svg:desc>Sheet1.W12:Sheet1.W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9">
                <text:p>68.9</text:p>
              </table:table-cell>
              <table:table-cell office:value-type="float" office:value="0.000011648326035825">
                <text:p>0.000011648326035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9">
                <text:p>68.9</text:p>
              </table:table-cell>
              <table:table-cell office:value-type="float" office:value="0.000011548960710975">
                <text:p>0.000011548960710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8">
                <text:p>84.8</text:p>
              </table:table-cell>
              <table:table-cell office:value-type="float" office:value="0.00001121623742625">
                <text:p>0.00001121623742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.8">
                <text:p>84.8</text:p>
              </table:table-cell>
              <table:table-cell office:value-type="float" office:value="0.000011103322284375">
                <text:p>0.0000111033222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8">
                <text:p>84.8</text:p>
              </table:table-cell>
              <table:table-cell office:value-type="float" office:value="0.0000110747171151">
                <text:p>0.000011074717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1">
                <text:p>101.1</text:p>
              </table:table-cell>
              <table:table-cell office:value-type="float" office:value="0.000010799204168925">
                <text:p>0.000010799204168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1">
                <text:p>101.1</text:p>
              </table:table-cell>
              <table:table-cell office:value-type="float" office:value="0.00001073446615425">
                <text:p>0.00001073446615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.000010540252110225">
                <text:p>0.000010540252110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3">
                <text:p>70.3</text:p>
              </table:table-cell>
              <table:table-cell office:value-type="float" office:value="0.00001147518948495">
                <text:p>0.00001147518948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0.0000145856252598">
                <text:p>0.0000145856252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9">
                <text:p>13.9</text:p>
              </table:table-cell>
              <table:table-cell office:value-type="float" office:value="0.000014121418565425">
                <text:p>0.000014121418565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2">
                <text:p>19.2</text:p>
              </table:table-cell>
              <table:table-cell office:value-type="float" office:value="0.0000139374923454375">
                <text:p>0.000013937492345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2">
                <text:p>19.2</text:p>
              </table:table-cell>
              <table:table-cell office:value-type="float" office:value="0.000013676783828975">
                <text:p>0.000013676783828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1">
                <text:p>23.1</text:p>
              </table:table-cell>
              <table:table-cell office:value-type="float" office:value="0.000013587455405625">
                <text:p>0.00001358745540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1">
                <text:p>23.1</text:p>
              </table:table-cell>
              <table:table-cell office:value-type="float" office:value="0.0000134173299252">
                <text:p>0.0000134173299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1">
                <text:p>29.1</text:p>
              </table:table-cell>
              <table:table-cell office:value-type="float" office:value="0.00001319752178235">
                <text:p>0.0000131975217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1">
                <text:p>29.1</text:p>
              </table:table-cell>
              <table:table-cell office:value-type="float" office:value="0.000013076577119275">
                <text:p>0.000013076577119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0.000013009329879225">
                <text:p>0.000013009329879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0.00001286831141315">
                <text:p>0.00001286831141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0.00001251099771975">
                <text:p>0.00001251099771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0.0000124838980857">
                <text:p>0.0000124838980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3">
                <text:p>44.3</text:p>
              </table:table-cell>
              <table:table-cell office:value-type="float" office:value="0.000012452281845975">
                <text:p>0.000012452281845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3">
                <text:p>44.3</text:p>
              </table:table-cell>
              <table:table-cell office:value-type="float" office:value="0.00001230624492915">
                <text:p>0.000012306244929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.3">
                <text:p>112.3</text:p>
              </table:table-cell>
              <table:table-cell office:value-type="float" office:value="0.00001052971336365">
                <text:p>0.00001052971336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.6">
                <text:p>130.6</text:p>
              </table:table-cell>
              <table:table-cell office:value-type="float" office:value="0.000010275277910625">
                <text:p>0.00001027527791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5">
                <text:p>148.5</text:p>
              </table:table-cell>
              <table:table-cell office:value-type="float" office:value="0.000010010303711025">
                <text:p>0.000010010303711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.5">
                <text:p>170.5</text:p>
              </table:table-cell>
              <table:table-cell office:value-type="float" office:value="0.000009742318440975">
                <text:p>0.000009742318440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.5">
                <text:p>185.5</text:p>
              </table:table-cell>
              <table:table-cell office:value-type="float" office:value="0.0000094728276357">
                <text:p>0.0000094728276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.2">
                <text:p>198.2</text:p>
              </table:table-cell>
              <table:table-cell office:value-type="float" office:value="0.00000937948445175">
                <text:p>0.00000937948445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.5">
                <text:p>214.5</text:p>
              </table:table-cell>
              <table:table-cell office:value-type="float" office:value="0.000009230436464475">
                <text:p>0.000009230436464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